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3">
      <style:paragraph-properties fo:break-before="page"/>
    </style:style>
    <style:style style:name="P75" style:family="paragraph" style:parent-style-name="Heading_20_4">
      <style:text-properties style:font-name="Tahoma" fo:font-size="11pt" fo:font-style="normal" style:font-size-asian="11pt" style:font-style-asian="normal" style:font-size-complex="11pt" style:font-style-complex="normal"/>
    </style:style>
    <style:style style:name="P7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8" style:family="paragraph" style:parent-style-name="Table_20_Contents">
      <style:paragraph-properties fo:margin-top="0cm" fo:margin-bottom="0.212cm" fo:text-align="start" style:justify-single-word="false" text:number-lines="false" text:line-number="0"/>
    </style:style>
    <style:style style:name="P79" style:family="paragraph" style:parent-style-name="Text_20_body_20_indent_20_2">
      <style:text-properties fo:color="#000000"/>
    </style:style>
    <style:style style:name="P80"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1"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Text_20_body_20_indent_20_2">
      <style:paragraph-properties fo:margin-left="0cm" fo:margin-right="0cm" fo:margin-top="0.423cm" fo:margin-bottom="0.212cm" fo:text-indent="0cm" style:auto-text-indent="false"/>
    </style:style>
    <style:style style:name="P175" style:family="paragraph" style:parent-style-name="Standard">
      <style:paragraph-properties fo:margin-top="0.423cm" fo:margin-bottom="0.212cm"/>
    </style:style>
    <style:style style:name="P17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7" style:family="paragraph" style:parent-style-name="Heading_20_4" style:master-page-name="">
      <style:paragraph-properties fo:break-before="auto" fo:break-after="auto"/>
    </style:style>
    <style:style style:name="P178" style:family="paragraph" style:parent-style-name="Text_20_body_20_indent_20_2">
      <style:text-properties style:font-name="Times New Roman" fo:font-size="12pt" style:font-size-asian="12pt" style:font-size-complex="12pt"/>
    </style:style>
    <style:style style:name="P179" style:family="paragraph" style:parent-style-name="Text_20_body_20_indent_20_2">
      <style:text-properties fo:font-size="12pt" style:font-size-asian="12pt" style:font-size-complex="12pt"/>
    </style:style>
    <style:style style:name="P180" style:family="paragraph" style:parent-style-name="Table_20_Contents">
      <style:paragraph-properties fo:text-align="center" style:justify-single-word="false"/>
      <style:text-properties fo:color="#000000"/>
    </style:style>
    <style:style style:name="P181"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2"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3"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5" style:family="paragraph" style:parent-style-name="Table_20_Contents">
      <style:text-properties fo:font-weight="normal" style:font-weight-asian="normal" style:font-weight-complex="normal"/>
    </style:style>
    <style:style style:name="P186" style:family="paragraph" style:parent-style-name="Standard">
      <style:text-properties style:language-asian="zh" style:country-asian="TW"/>
    </style:style>
    <style:style style:name="P187" style:family="paragraph" style:parent-style-name="Heading_20_4">
      <style:paragraph-properties fo:margin-top="0.423cm" fo:margin-bottom="0.212cm" fo:keep-with-next="always"/>
    </style:style>
    <style:style style:name="P18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2"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0"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1"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2" style:family="paragraph" style:parent-style-name="Table_20_Contents">
      <style:paragraph-properties fo:text-align="start" style:justify-single-word="false"/>
      <style:text-properties style:font-name="Times New Roman"/>
    </style:style>
    <style:style style:name="P203" style:family="paragraph" style:parent-style-name="List_20_Heading">
      <style:paragraph-properties fo:text-align="center" style:justify-single-word="false"/>
    </style:style>
    <style:style style:name="P20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5" style:family="paragraph" style:parent-style-name="Text_20_body">
      <style:paragraph-properties fo:margin-top="0.423cm" fo:margin-bottom="0.212cm"/>
      <style:text-properties style:use-window-font-color="true"/>
    </style:style>
    <style:style style:name="P206" style:family="paragraph" style:parent-style-name="Standard">
      <style:paragraph-properties fo:margin-top="0cm" fo:margin-bottom="0.212cm" fo:text-align="start" style:justify-single-word="false" text:number-lines="false" text:line-number="0"/>
    </style:style>
    <style:style style:name="P2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8" style:family="paragraph" style:parent-style-name="Text_20_body_20_indent_20_2">
      <style:paragraph-properties fo:margin-left="0cm" fo:margin-right="0cm" fo:text-indent="0cm" style:auto-text-indent="false"/>
    </style:style>
    <style:style style:name="P209" style:family="paragraph" style:parent-style-name="Table_20_Contents">
      <style:paragraph-properties fo:text-align="center" style:justify-single-word="false"/>
      <style:text-properties style:language-asian="zh" style:country-asian="TW"/>
    </style:style>
    <style:style style:name="P21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ext_20_body_20_indent_20_2">
      <style:text-properties fo:language="en" fo:country="none" style:language-asian="zh" style:country-asian="TW"/>
    </style:style>
    <style:style style:name="P213"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5" style:family="paragraph" style:parent-style-name="Text_20_body_20_indent_20_2">
      <style:paragraph-properties fo:margin-top="0.423cm" fo:margin-bottom="0.212cm"/>
      <style:text-properties style:use-window-font-color="true"/>
    </style:style>
    <style:style style:name="P216" style:family="paragraph" style:parent-style-name="Table_20_Contents">
      <style:paragraph-properties fo:text-align="start" style:justify-single-word="false"/>
      <style:text-properties style:language-asian="zh" style:country-asian="TW"/>
    </style:style>
    <style:style style:name="P217" style:family="paragraph" style:parent-style-name="Table_20_Contents">
      <style:text-properties style:use-window-font-color="true" fo:font-weight="normal" style:font-weight-asian="normal" style:font-weight-complex="normal"/>
    </style:style>
    <style:style style:name="P218"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20" style:family="paragraph" style:parent-style-name="Text_20_body_20_indent_20_2">
      <style:text-properties fo:font-weight="bold" style:font-weight-asian="bold" style:font-weight-complex="bold"/>
    </style:style>
    <style:style style:name="P221" style:family="paragraph" style:parent-style-name="Text_20_body_20_indent_20_2" style:list-style-name="L9">
      <style:text-properties fo:language="en" fo:country="none"/>
    </style:style>
    <style:style style:name="P22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Preformatted_20_Text" style:master-page-name="">
      <style:paragraph-properties fo:margin-left="1.499cm" fo:margin-right="0cm" fo:margin-top="0cm" fo:margin-bottom="0.212cm" fo:text-indent="0cm" style:auto-text-indent="false"/>
    </style:style>
    <style:style style:name="P226" style:family="paragraph" style:parent-style-name="Text_20_body">
      <style:text-properties fo:language="en" fo:country="none"/>
    </style:style>
    <style:style style:name="P227" style:family="paragraph" style:parent-style-name="Text_20_body">
      <style:text-properties style:font-name="Tahoma" fo:font-style="normal" style:font-style-asian="normal" style:font-style-complex="normal"/>
    </style:style>
    <style:style style:name="P22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9"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Standard">
      <style:paragraph-properties fo:margin-top="0.423cm" fo:margin-bottom="0.212cm" fo:keep-with-next="always"/>
    </style:style>
    <style:style style:name="P231" style:family="paragraph" style:parent-style-name="Text_20_body">
      <style:paragraph-properties fo:text-align="start" style:justify-single-word="false"/>
      <style:text-properties fo:language="en" fo:country="none"/>
    </style:style>
    <style:style style:name="P232"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3" style:family="paragraph" style:parent-style-name="Text_20_body">
      <style:paragraph-properties fo:text-align="center" style:justify-single-word="false"/>
      <style:text-properties fo:language="en" fo:country="none"/>
    </style:style>
    <style:style style:name="P23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5"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6" style:family="paragraph" style:parent-style-name="Text_20_body">
      <style:paragraph-properties fo:margin-top="0.423cm" fo:margin-bottom="0.212cm" fo:text-align="start" style:justify-single-word="false"/>
    </style:style>
    <style:style style:name="P23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8" style:family="paragraph" style:parent-style-name="Code_20_Indent_20_2">
      <style:text-properties fo:language="en" fo:country="none"/>
    </style:style>
    <style:style style:name="P239"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0" style:family="paragraph" style:parent-style-name="Text_20_body_20_indent_20_2">
      <style:paragraph-properties fo:margin-left="1.499cm" fo:margin-right="0cm" fo:margin-top="0cm" fo:margin-bottom="0.212cm" fo:text-indent="0cm" style:auto-text-indent="false"/>
    </style:style>
    <style:style style:name="P241" style:family="paragraph" style:parent-style-name="Preformatted_20_Text" style:master-page-name="">
      <style:paragraph-properties fo:margin-left="0cm" fo:margin-right="0cm" fo:margin-top="0cm" fo:margin-bottom="0.212cm" fo:text-indent="0cm" style:auto-text-indent="false"/>
    </style:style>
    <style:style style:name="P242" style:family="paragraph" style:parent-style-name="Preformatted_20_Text">
      <style:paragraph-properties fo:margin-left="1.499cm" fo:margin-right="0cm" fo:margin-top="0cm" fo:margin-bottom="0.212cm" fo:text-indent="0cm" style:auto-text-indent="false"/>
    </style:style>
    <style:style style:name="P243" style:family="paragraph" style:parent-style-name="Text_20_body" style:master-page-name="">
      <style:paragraph-properties fo:break-before="auto" fo:break-after="auto"/>
    </style:style>
    <style:style style:name="P244" style:family="paragraph" style:parent-style-name="Text_20_body_20_indent">
      <style:paragraph-properties fo:margin-left="0cm" fo:margin-right="0cm" fo:text-indent="0cm" style:auto-text-indent="false"/>
      <style:text-properties style:language-asian="zh" style:country-asian="TW"/>
    </style:style>
    <style:style style:name="P245" style:family="paragraph" style:parent-style-name="Text_20_body_20_indent">
      <style:paragraph-properties fo:margin-left="0cm" fo:margin-right="0cm" fo:margin-top="0cm" fo:margin-bottom="0.212cm" fo:text-indent="0cm" style:auto-text-indent="false"/>
    </style:style>
    <style:style style:name="P246"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7" style:family="paragraph" style:parent-style-name="Text_20_body">
      <style:paragraph-properties fo:margin-top="0.423cm" fo:margin-bottom="0.212cm" fo:keep-with-next="always"/>
    </style:style>
    <style:style style:name="P248" style:family="paragraph" style:parent-style-name="Heading_20_2">
      <style:text-properties style:language-asian="zh" style:country-asian="TW"/>
    </style:style>
    <style:style style:name="P249" style:family="paragraph" style:parent-style-name="Text_20_body" style:list-style-name="L10">
      <style:text-properties style:language-asian="zh" style:country-asian="TW"/>
    </style:style>
    <style:style style:name="P250" style:family="paragraph" style:parent-style-name="Text_20_body" style:list-style-name="L10">
      <style:text-properties style:font-name="Verdana2" style:language-asian="zh" style:country-asian="TW"/>
    </style:style>
    <style:style style:name="P251" style:family="paragraph" style:parent-style-name="Text_20_body_20_indent" style:list-style-name="L11">
      <style:text-properties style:language-asian="zh" style:country-asian="TW"/>
    </style:style>
    <style:style style:name="P252" style:family="paragraph" style:parent-style-name="Text_20_body_20_indent" style:list-style-name="L11"/>
    <style:style style:name="P253" style:family="paragraph" style:parent-style-name="Table_20_Contents">
      <style:text-properties style:font-name="Lucida Console"/>
    </style:style>
    <style:style style:name="P254" style:family="paragraph" style:parent-style-name="Table_20_Contents">
      <style:paragraph-properties fo:keep-with-next="always"/>
    </style:style>
    <style:style style:name="P255" style:family="paragraph" style:parent-style-name="Heading_20_2" style:master-page-name="">
      <style:paragraph-properties fo:break-before="auto" fo:break-after="auto"/>
    </style:style>
    <style:style style:name="P256" style:family="paragraph" style:parent-style-name="Text_20_body_20_indent_20_2" style:list-style-name="L12">
      <style:text-properties style:language-asian="zh" style:country-asian="TW"/>
    </style:style>
    <style:style style:name="P257" style:family="paragraph" style:parent-style-name="Footnote">
      <style:text-properties style:language-asian="zh" style:country-asian="TW"/>
    </style:style>
    <style:style style:name="P258" style:family="paragraph" style:parent-style-name="Text_20_body_20_indent_20_2" style:list-style-name="L13"/>
    <style:style style:name="P259" style:family="paragraph" style:parent-style-name="Text_20_body_20_indent_20_2" style:list-style-name="L14"/>
    <style:style style:name="P260" style:family="paragraph" style:parent-style-name="Text_20_body_20_indent_20_2" style:list-style-name="L14">
      <style:text-properties style:language-asian="zh" style:country-asian="TW"/>
    </style:style>
    <style:style style:name="P26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2</text:p>
      <text:p text:style-name="P4"><text:span text:style-name="T2">January</text:span> 2008</text:p>
      <text:p text:style-name="P5">Potix Corporation</text:p>
      <text:p text:style-name="P6">Revision 8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1</text:a></text:p>
          <text:p text:style-name="P13"><text:a xlink:type="simple" xlink:href="#2.2.5.The init Directive|outline" text:style-name="Internet_20_link" text:visited-style-name="Internet_20_link">The init Directive<text:tab/>22</text:a></text:p>
          <text:p text:style-name="P13"><text:a xlink:type="simple" xlink:href="#2.2.6.The link and meta Directives|outline" text:style-name="Internet_20_link" text:visited-style-name="Internet_20_link">The link and meta Directives<text:tab/>23</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7</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3</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5</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7</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4.HeaderElement|outline" text:style-name="Internet_20_link" text:visited-style-name="Internet_20_link">HeaderElement<text:tab/>49</text:a></text:p>
          <text:p text:style-name="P13"><text:a xlink:type="simple" xlink:href="#4.1.5.HeadersElement|outline" text:style-name="Internet_20_link" text:visited-style-name="Internet_20_link">HeadersElement<text:tab/>50</text:a></text:p>
          <text:p text:style-name="P13"><text:a xlink:type="simple" xlink:href="#4.1.6.HtmlBasedComponent|outline" text:style-name="Internet_20_link" text:visited-style-name="Internet_20_link">HtmlBasedComponent<text:tab/>51</text:a></text:p>
          <text:p text:style-name="P13"><text:a xlink:type="simple" xlink:href="#4.1.7.InputElement|outline" text:style-name="Internet_20_link" text:visited-style-name="Internet_20_link">InputElement<text:tab/>55</text:a></text:p>
          <text:p text:style-name="P13"><text:a xlink:type="simple" xlink:href="#4.1.8.LabelElement|outline" text:style-name="Internet_20_link" text:visited-style-name="Internet_20_link">LabelElement<text:tab/>58</text:a></text:p>
          <text:p text:style-name="P13"><text:a xlink:type="simple" xlink:href="#4.1.9.LabelImageElement|outline" text:style-name="Internet_20_link" text:visited-style-name="Internet_20_link">LabelImageElement<text:tab/>59</text:a></text:p>
          <text:p text:style-name="P13"><text:a xlink:type="simple" xlink:href="#4.1.11.LayoutRegion|outline" text:style-name="Internet_20_link" text:visited-style-name="Internet_20_link">LayoutRegion<text:tab/>61</text:a></text:p>
          <text:p text:style-name="P13"><text:a xlink:type="simple" xlink:href="#4.1.12.NumberInputElement|outline" text:style-name="Internet_20_link" text:visited-style-name="Internet_20_link">NumberInputElement<text:tab/>64</text:a></text:p>
          <text:p text:style-name="P13"><text:a xlink:type="simple" xlink:href="#4.1.13.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3.Auxhead|outline" text:style-name="Internet_20_link" text:visited-style-name="Internet_20_link">Auxhead<text:tab/>68</text:a></text:p>
          <text:p text:style-name="P13"><text:a xlink:type="simple" xlink:href="#4.2.5.Auxheader|outline" text:style-name="Internet_20_link" text:visited-style-name="Internet_20_link">Auxheader<text:tab/>70</text:a></text:p>
          <text:p text:style-name="P13"><text:a xlink:type="simple" xlink:href="#4.2.6.Bandbox|outline" text:style-name="Internet_20_link" text:visited-style-name="Internet_20_link">Bandbox<text:tab/>72</text:a></text:p>
          <text:p text:style-name="P13"><text:a xlink:type="simple" xlink:href="#4.2.9.Bandpopup|outline" text:style-name="Internet_20_link" text:visited-style-name="Internet_20_link">Bandpopup<text:tab/>75</text:a></text:p>
          <text:p text:style-name="P13"><text:a xlink:type="simple" xlink:href="#4.2.12.Calendar|outline" text:style-name="Internet_20_link" text:visited-style-name="Internet_20_link">Calendar<text:tab/>77</text:a></text:p>
          <text:p text:style-name="P13"><text:a xlink:type="simple" xlink:href="#4.2.15.Borderlayout|outline" text:style-name="Internet_20_link" text:visited-style-name="Internet_20_link">Borderlayout<text:tab/>79</text:a></text:p>
          <text:p text:style-name="P13"><text:a xlink:type="simple" xlink:href="#4.2.16.Box|outline" text:style-name="Internet_20_link" text:visited-style-name="Internet_20_link">Box<text:tab/>82</text:a></text:p>
          <text:p text:style-name="P13"><text:a xlink:type="simple" xlink:href="#4.2.17.Button|outline" text:style-name="Internet_20_link" text:visited-style-name="Internet_20_link">Button<text:tab/>84</text:a></text:p>
          <text:p text:style-name="P13"><text:a xlink:type="simple" xlink:href="#4.2.18.Captcha|outline" text:style-name="Internet_20_link" text:visited-style-name="Internet_20_link">Captcha<text:tab/>86</text:a></text:p>
          <text:p text:style-name="P13"><text:a xlink:type="simple" xlink:href="#4.2.19.Caption|outline" text:style-name="Internet_20_link" text:visited-style-name="Internet_20_link">Caption<text:tab/>89</text:a></text:p>
          <text:p text:style-name="P13"><text:a xlink:type="simple" xlink:href="#4.2.21.Center|outline" text:style-name="Internet_20_link" text:visited-style-name="Internet_20_link">Center<text:tab/>92</text:a></text:p>
          <text:p text:style-name="P13"><text:a xlink:type="simple" xlink:href="#4.2.22.Chart|outline" text:style-name="Internet_20_link" text:visited-style-name="Internet_20_link">Chart<text:tab/>95</text:a></text:p>
          <text:p text:style-name="P13"><text:a xlink:type="simple" xlink:href="#4.2.24.Checkbox|outline" text:style-name="Internet_20_link" text:visited-style-name="Internet_20_link">Checkbox<text:tab/>100</text:a></text:p>
          <text:p text:style-name="P13"><text:a xlink:type="simple" xlink:href="#4.2.25.Column|outline" text:style-name="Internet_20_link" text:visited-style-name="Internet_20_link">Column<text:tab/>102</text:a></text:p>
          <text:p text:style-name="P13"><text:a xlink:type="simple" xlink:href="#4.2.26.Columns|outline" text:style-name="Internet_20_link" text:visited-style-name="Internet_20_link">Columns<text:tab/>106</text:a></text:p>
          <text:p text:style-name="P13"><text:a xlink:type="simple" xlink:href="#4.2.28.Combobox|outline" text:style-name="Internet_20_link" text:visited-style-name="Internet_20_link">Combobox<text:tab/>109</text:a></text:p>
          <text:p text:style-name="P13"><text:a xlink:type="simple" xlink:href="#4.2.30.Comboitem|outline" text:style-name="Internet_20_link" text:visited-style-name="Internet_20_link">Comboitem<text:tab/>113</text:a></text:p>
          <text:p text:style-name="P13"><text:a xlink:type="simple" xlink:href="#4.2.31.Datebox|outline" text:style-name="Internet_20_link" text:visited-style-name="Internet_20_link">Datebox<text:tab/>115</text:a></text:p>
          <text:p text:style-name="P13"><text:a xlink:type="simple" xlink:href="#4.2.32.Doublebox|outline" text:style-name="Internet_20_link" text:visited-style-name="Internet_20_link">Doublebox<text:tab/>119</text:a></text:p>
          <text:p text:style-name="P13"><text:a xlink:type="simple" xlink:href="#4.2.35.Div|outline" text:style-name="Internet_20_link" text:visited-style-name="Internet_20_link">Div<text:tab/>121</text:a></text:p>
          <text:p text:style-name="P13"><text:a xlink:type="simple" xlink:href="#4.2.37.East|outline" text:style-name="Internet_20_link" text:visited-style-name="Internet_20_link">East<text:tab/>123</text:a></text:p>
          <text:p text:style-name="P13"><text:a xlink:type="simple" xlink:href="#4.2.40.Flash|outline" text:style-name="Internet_20_link" text:visited-style-name="Internet_20_link">Flash<text:tab/>126</text:a></text:p>
          <text:p text:style-name="P13"><text:a xlink:type="simple" xlink:href="#4.2.42.Footer|outline" text:style-name="Internet_20_link" text:visited-style-name="Internet_20_link">Footer<text:tab/>128</text:a></text:p>
          <text:p text:style-name="P13"><text:a xlink:type="simple" xlink:href="#4.2.44.Foot|outline" text:style-name="Internet_20_link" text:visited-style-name="Internet_20_link">Foot<text:tab/>130</text:a></text:p>
          <text:p text:style-name="P13"><text:a xlink:type="simple" xlink:href="#4.2.46.Grid|outline" text:style-name="Internet_20_link" text:visited-style-name="Internet_20_link">Grid<text:tab/>132</text:a></text:p>
          <text:p text:style-name="P13"><text:a xlink:type="simple" xlink:href="#4.2.47.Groupbox|outline" text:style-name="Internet_20_link" text:visited-style-name="Internet_20_link">Groupbox<text:tab/>136</text:a></text:p>
          <text:p text:style-name="P13"><text:a xlink:type="simple" xlink:href="#4.2.48.Hbox|outline" text:style-name="Internet_20_link" text:visited-style-name="Internet_20_link">Hbox<text:tab/>139</text:a></text:p>
          <text:p text:style-name="P13"><text:a xlink:type="simple" xlink:href="#4.2.49.Html|outline" text:style-name="Internet_20_link" text:visited-style-name="Internet_20_link">Html<text:tab/>141</text:a></text:p>
          <text:p text:style-name="P13"><text:a xlink:type="simple" xlink:href="#4.2.50.Iframe|outline" text:style-name="Internet_20_link" text:visited-style-name="Internet_20_link">Iframe<text:tab/>143</text:a></text:p>
          <text:p text:style-name="P13"><text:a xlink:type="simple" xlink:href="#4.2.51.Image|outline" text:style-name="Internet_20_link" text:visited-style-name="Internet_20_link">Image<text:tab/>145</text:a></text:p>
          <text:p text:style-name="P13"><text:a xlink:type="simple" xlink:href="#4.2.52.Imagemap|outline" text:style-name="Internet_20_link" text:visited-style-name="Internet_20_link">Imagemap<text:tab/>147</text:a></text:p>
          <text:p text:style-name="P13"><text:a xlink:type="simple" xlink:href="#4.2.53.Include|outline" text:style-name="Internet_20_link" text:visited-style-name="Internet_20_link">Include<text:tab/>149</text:a></text:p>
          <text:p text:style-name="P13"><text:a xlink:type="simple" xlink:href="#4.2.54.Intbox|outline" text:style-name="Internet_20_link" text:visited-style-name="Internet_20_link">Intbox<text:tab/>151</text:a></text:p>
          <text:p text:style-name="P13"><text:a xlink:type="simple" xlink:href="#4.2.55.Label|outline" text:style-name="Internet_20_link" text:visited-style-name="Internet_20_link">Label<text:tab/>154</text:a></text:p>
          <text:p text:style-name="P13"><text:a xlink:type="simple" xlink:href="#4.2.56.Listbox|outline" text:style-name="Internet_20_link" text:visited-style-name="Internet_20_link">Listbox<text:tab/>156</text:a></text:p>
          <text:p text:style-name="P13"><text:a xlink:type="simple" xlink:href="#4.2.57.Listcell|outline" text:style-name="Internet_20_link" text:visited-style-name="Internet_20_link">Listcell<text:tab/>161</text:a></text:p>
          <text:p text:style-name="P13"><text:a xlink:type="simple" xlink:href="#4.2.58.Listfoot|outline" text:style-name="Internet_20_link" text:visited-style-name="Internet_20_link">Listfoot<text:tab/>164</text:a></text:p>
          <text:p text:style-name="P13"><text:a xlink:type="simple" xlink:href="#4.2.59.Listfooter|outline" text:style-name="Internet_20_link" text:visited-style-name="Internet_20_link">Listfooter<text:tab/>166</text:a></text:p>
          <text:p text:style-name="P13"><text:a xlink:type="simple" xlink:href="#4.2.60.Listhead|outline" text:style-name="Internet_20_link" text:visited-style-name="Internet_20_link">Listhead<text:tab/>168</text:a></text:p>
          <text:p text:style-name="P13"><text:a xlink:type="simple" xlink:href="#4.2.61.Listheader|outline" text:style-name="Internet_20_link" text:visited-style-name="Internet_20_link">Listheader<text:tab/>170</text:a></text:p>
          <text:p text:style-name="P13"><text:a xlink:type="simple" xlink:href="#4.2.62.Listitem|outline" text:style-name="Internet_20_link" text:visited-style-name="Internet_20_link">Listitem<text:tab/>173</text:a></text:p>
          <text:p text:style-name="P13"><text:a xlink:type="simple" xlink:href="#4.2.64.Longbox|outline" text:style-name="Internet_20_link" text:visited-style-name="Internet_20_link">Longbox<text:tab/>176</text:a></text:p>
          <text:p text:style-name="P13"><text:a xlink:type="simple" xlink:href="#4.2.65.Menu|outline" text:style-name="Internet_20_link" text:visited-style-name="Internet_20_link">Menu<text:tab/>179</text:a></text:p>
          <text:p text:style-name="P13"><text:a xlink:type="simple" xlink:href="#4.2.66.Menubar|outline" text:style-name="Internet_20_link" text:visited-style-name="Internet_20_link">Menubar<text:tab/>181</text:a></text:p>
          <text:p text:style-name="P13"><text:a xlink:type="simple" xlink:href="#4.2.67.Menuitem|outline" text:style-name="Internet_20_link" text:visited-style-name="Internet_20_link">Menuitem<text:tab/>183</text:a></text:p>
          <text:p text:style-name="P13"><text:a xlink:type="simple" xlink:href="#4.2.68.Menupopup|outline" text:style-name="Internet_20_link" text:visited-style-name="Internet_20_link">Menupopup<text:tab/>185</text:a></text:p>
          <text:p text:style-name="P13"><text:a xlink:type="simple" xlink:href="#4.2.69.Menuseparator|outline" text:style-name="Internet_20_link" text:visited-style-name="Internet_20_link">Menuseparator<text:tab/>187</text:a></text:p>
          <text:p text:style-name="P13"><text:a xlink:type="simple" xlink:href="#4.2.71.North|outline" text:style-name="Internet_20_link" text:visited-style-name="Internet_20_link">North<text:tab/>189</text:a></text:p>
          <text:p text:style-name="P13"><text:a xlink:type="simple" xlink:href="#4.2.72.Paging|outline" text:style-name="Internet_20_link" text:visited-style-name="Internet_20_link">Paging<text:tab/>192</text:a></text:p>
          <text:p text:style-name="P13"><text:a xlink:type="simple" xlink:href="#4.2.75.Popup|outline" text:style-name="Internet_20_link" text:visited-style-name="Internet_20_link">Popup<text:tab/>194</text:a></text:p>
          <text:p text:style-name="P13"><text:a xlink:type="simple" xlink:href="#4.2.77.Progressmeter|outline" text:style-name="Internet_20_link" text:visited-style-name="Internet_20_link">Progressmeter<text:tab/>196</text:a></text:p>
          <text:p text:style-name="P13"><text:a xlink:type="simple" xlink:href="#4.2.78.Radio|outline" text:style-name="Internet_20_link" text:visited-style-name="Internet_20_link">Radio<text:tab/>197</text:a></text:p>
          <text:p text:style-name="P13"><text:a xlink:type="simple" xlink:href="#4.2.79.Radiogroup|outline" text:style-name="Internet_20_link" text:visited-style-name="Internet_20_link">Radiogroup<text:tab/>199</text:a></text:p>
          <text:p text:style-name="P13"><text:a xlink:type="simple" xlink:href="#4.2.80.Row|outline" text:style-name="Internet_20_link" text:visited-style-name="Internet_20_link">Row<text:tab/>201</text:a></text:p>
          <text:p text:style-name="P13"><text:a xlink:type="simple" xlink:href="#4.2.81.Rows|outline" text:style-name="Internet_20_link" text:visited-style-name="Internet_20_link">Rows<text:tab/>204</text:a></text:p>
          <text:p text:style-name="P13"><text:a xlink:type="simple" xlink:href="#4.2.83.Script|outline" text:style-name="Internet_20_link" text:visited-style-name="Internet_20_link">Script<text:tab/>207</text:a></text:p>
          <text:p text:style-name="P13"><text:a xlink:type="simple" xlink:href="#4.2.84.Slider|outline" text:style-name="Internet_20_link" text:visited-style-name="Internet_20_link">Slider<text:tab/>209</text:a></text:p>
          <text:p text:style-name="P13"><text:a xlink:type="simple" xlink:href="#4.2.86.Space|outline" text:style-name="Internet_20_link" text:visited-style-name="Internet_20_link">Space<text:tab/>211</text:a></text:p>
          <text:p text:style-name="P13"><text:a xlink:type="simple" xlink:href="#4.2.88.South|outline" text:style-name="Internet_20_link" text:visited-style-name="Internet_20_link">South<text:tab/>212</text:a></text:p>
          <text:p text:style-name="P13"><text:a xlink:type="simple" xlink:href="#4.2.89.Separator|outline" text:style-name="Internet_20_link" text:visited-style-name="Internet_20_link">Separator<text:tab/>215</text:a></text:p>
          <text:p text:style-name="P13"><text:a xlink:type="simple" xlink:href="#4.2.90.Splitter|outline" text:style-name="Internet_20_link" text:visited-style-name="Internet_20_link">Splitter<text:tab/>217</text:a></text:p>
          <text:p text:style-name="P13"><text:a xlink:type="simple" xlink:href="#4.2.91.Style|outline" text:style-name="Internet_20_link" text:visited-style-name="Internet_20_link">Style<text:tab/>219</text:a></text:p>
          <text:p text:style-name="P13"><text:a xlink:type="simple" xlink:href="#4.2.92.Tab|outline" text:style-name="Internet_20_link" text:visited-style-name="Internet_20_link">Tab<text:tab/>221</text:a></text:p>
          <text:p text:style-name="P13"><text:a xlink:type="simple" xlink:href="#4.2.93.Tabbox|outline" text:style-name="Internet_20_link" text:visited-style-name="Internet_20_link">Tabbox<text:tab/>224</text:a></text:p>
          <text:p text:style-name="P13"><text:a xlink:type="simple" xlink:href="#4.2.94.Tabpanel|outline" text:style-name="Internet_20_link" text:visited-style-name="Internet_20_link">Tabpanel<text:tab/>227</text:a></text:p>
          <text:p text:style-name="P13"><text:a xlink:type="simple" xlink:href="#4.2.95.Tabpanels|outline" text:style-name="Internet_20_link" text:visited-style-name="Internet_20_link">Tabpanels<text:tab/>229</text:a></text:p>
          <text:p text:style-name="P13"><text:a xlink:type="simple" xlink:href="#4.2.96.Tabs|outline" text:style-name="Internet_20_link" text:visited-style-name="Internet_20_link">Tabs<text:tab/>231</text:a></text:p>
          <text:p text:style-name="P13"><text:a xlink:type="simple" xlink:href="#4.2.97.Textbox|outline" text:style-name="Internet_20_link" text:visited-style-name="Internet_20_link">Textbox<text:tab/>233</text:a></text:p>
          <text:p text:style-name="P13"><text:a xlink:type="simple" xlink:href="#4.2.99.Timebox|outline" text:style-name="Internet_20_link" text:visited-style-name="Internet_20_link">Timebox<text:tab/>236</text:a></text:p>
          <text:p text:style-name="P13"><text:a xlink:type="simple" xlink:href="#4.2.102.Timer|outline" text:style-name="Internet_20_link" text:visited-style-name="Internet_20_link">Timer<text:tab/>238</text:a></text:p>
          <text:p text:style-name="P13"><text:a xlink:type="simple" xlink:href="#4.2.103.Toolbar|outline" text:style-name="Internet_20_link" text:visited-style-name="Internet_20_link">Toolbar<text:tab/>240</text:a></text:p>
          <text:p text:style-name="P13"><text:a xlink:type="simple" xlink:href="#4.2.104.Toolbarbutton|outline" text:style-name="Internet_20_link" text:visited-style-name="Internet_20_link">Toolbarbutton<text:tab/>242</text:a></text:p>
          <text:p text:style-name="P13"><text:a xlink:type="simple" xlink:href="#4.2.105.Tree|outline" text:style-name="Internet_20_link" text:visited-style-name="Internet_20_link">Tree<text:tab/>245</text:a></text:p>
          <text:p text:style-name="P13"><text:a xlink:type="simple" xlink:href="#4.2.106.Treecell|outline" text:style-name="Internet_20_link" text:visited-style-name="Internet_20_link">Treecell<text:tab/>250</text:a></text:p>
          <text:p text:style-name="P13"><text:a xlink:type="simple" xlink:href="#4.2.107.Treechildren|outline" text:style-name="Internet_20_link" text:visited-style-name="Internet_20_link">Treechildren<text:tab/>253</text:a></text:p>
          <text:p text:style-name="P13"><text:a xlink:type="simple" xlink:href="#4.2.108.Treecol|outline" text:style-name="Internet_20_link" text:visited-style-name="Internet_20_link">Treecol<text:tab/>257</text:a></text:p>
          <text:p text:style-name="P13"><text:a xlink:type="simple" xlink:href="#4.2.109.Treecols|outline" text:style-name="Internet_20_link" text:visited-style-name="Internet_20_link">Treecols<text:tab/>259</text:a></text:p>
          <text:p text:style-name="P13"><text:a xlink:type="simple" xlink:href="#4.2.110.Treefoot|outline" text:style-name="Internet_20_link" text:visited-style-name="Internet_20_link">Treefoot<text:tab/>261</text:a></text:p>
          <text:p text:style-name="P13"><text:a xlink:type="simple" xlink:href="#4.2.111.Treefooter|outline" text:style-name="Internet_20_link" text:visited-style-name="Internet_20_link">Treefooter<text:tab/>263</text:a></text:p>
          <text:p text:style-name="P13"><text:a xlink:type="simple" xlink:href="#4.2.112.Treeitem|outline" text:style-name="Internet_20_link" text:visited-style-name="Internet_20_link">Treeitem<text:tab/>265</text:a></text:p>
          <text:p text:style-name="P13"><text:a xlink:type="simple" xlink:href="#4.2.113.Treerow|outline" text:style-name="Internet_20_link" text:visited-style-name="Internet_20_link">Treerow<text:tab/>269</text:a></text:p>
          <text:p text:style-name="P13"><text:a xlink:type="simple" xlink:href="#4.2.114.Vbox|outline" text:style-name="Internet_20_link" text:visited-style-name="Internet_20_link">Vbox<text:tab/>272</text:a></text:p>
          <text:p text:style-name="P13"><text:a xlink:type="simple" xlink:href="#4.2.116.West|outline" text:style-name="Internet_20_link" text:visited-style-name="Internet_20_link">West<text:tab/>274</text:a></text:p>
          <text:p text:style-name="P13"><text:a xlink:type="simple" xlink:href="#4.2.117.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3.OpenEvent|outline" text:style-name="Internet_20_link" text:visited-style-name="Internet_20_link">OpenEvent<text:tab/>287</text:a></text:p>
          <text:p text:style-name="P13"><text:a xlink:type="simple" xlink:href="#4.3.16.PageSizeEvent|outline" text:style-name="Internet_20_link" text:visited-style-name="Internet_20_link">PageSizeEvent<text:tab/>289</text:a></text:p>
          <text:p text:style-name="P13"><text:a xlink:type="simple" xlink:href="#4.3.17.PagingEvent|outline" text:style-name="Internet_20_link" text:visited-style-name="Internet_20_link">PagingEvent<text:tab/>289</text:a></text:p>
          <text:p text:style-name="P13"><text:a xlink:type="simple" xlink:href="#4.3.19.ScrollEvent|outline" text:style-name="Internet_20_link" text:visited-style-name="Internet_20_link">ScrollEvent<text:tab/>290</text:a></text:p>
          <text:p text:style-name="P13"><text:a xlink:type="simple" xlink:href="#4.3.20.SelectEvent|outline" text:style-name="Internet_20_link" text:visited-style-name="Internet_20_link">SelectEvent<text:tab/>290</text:a></text:p>
          <text:p text:style-name="P13"><text:a xlink:type="simple" xlink:href="#4.3.22.SelectionEvent|outline" text:style-name="Internet_20_link" text:visited-style-name="Internet_20_link">SelectionEvent<text:tab/>291</text:a></text:p>
          <text:p text:style-name="P13"><text:a xlink:type="simple" xlink:href="#4.3.23.SizeEvent|outline" text:style-name="Internet_20_link" text:visited-style-name="Internet_20_link">SizeEvent<text:tab/>291</text:a></text:p>
          <text:p text:style-name="P13"><text:a xlink:type="simple" xlink:href="#4.3.24.UploadEvent|outline" text:style-name="Internet_20_link" text:visited-style-name="Internet_20_link">UploadEvent<text:tab/>292</text:a></text:p>
          <text:p text:style-name="P13"><text:a xlink:type="simple" xlink:href="#4.3.25.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6.Fileupload|outline" text:style-name="Internet_20_link" text:visited-style-name="Internet_20_link">Fileupload<text:tab/>295</text:a></text:p>
          <text:p text:style-name="P13"><text:a xlink:type="simple" xlink:href="#4.4.7.ListitemRenderer|outline" text:style-name="Internet_20_link" text:visited-style-name="Internet_20_link">ListitemRenderer<text:tab/>297</text:a></text:p>
          <text:p text:style-name="P13"><text:a xlink:type="simple" xlink:href="#4.4.8.ListModel|outline" text:style-name="Internet_20_link" text:visited-style-name="Internet_20_link">ListModel<text:tab/>297</text:a></text:p>
          <text:p text:style-name="P13"><text:a xlink:type="simple" xlink:href="#4.4.11.Messagebox|outline" text:style-name="Internet_20_link" text:visited-style-name="Internet_20_link">Messagebox<text:tab/>299</text:a></text:p>
          <text:p text:style-name="P13"><text:a xlink:type="simple" xlink:href="#4.4.14.RendererCtrl|outline" text:style-name="Internet_20_link" text:visited-style-name="Internet_20_link">RendererCtrl<text:tab/>301</text:a></text:p>
          <text:p text:style-name="P13"><text:a xlink:type="simple" xlink:href="#4.4.17.SimpleConstraint|outline" text:style-name="Internet_20_link" text:visited-style-name="Internet_20_link">SimpleConstraint<text:tab/>302</text:a></text:p>
          <text:p text:style-name="P13"><text:a xlink:type="simple" xlink:href="#4.4.20.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29</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1</text:a></text:p>
          <text:p text:style-name="P13"><text:a xlink:type="simple" xlink:href="#7.1.10.The zscript-config Element|outline" text:style-name="Internet_20_link" text:visited-style-name="Internet_20_link">The zscript-config Element<text:tab/>336</text:a></text:p>
          <text:p text:style-name="P13"><text:a xlink:type="simple" xlink:href="#7.1.11.The device-config Element|outline" text:style-name="Internet_20_link" text:visited-style-name="Internet_20_link">The device-config Element<text:tab/>337</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gt;</text:p>
      <text:p text:style-name="Text_20_body_20_indent">It spe<text:span text:style-name="T2">cifies whether to forward to another URI.</text:span></text:p>
      <text:h text:style-name="Heading_20_4" text:outline-level="4">uri</text:h>
      <text:p text:style-name="Text_20_body_20_indent_20_2">[required<text:span text:style-name="T2">]</text:span></text:p>
      <text:p text:style-name="P23">The URI of the page/servlet to forward to. It may be another ZUML page, a JSP page or any servlet.</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h text:style-name="P74" text:outline-level="3"/>
      <text:h text:style-name="Heading_20_3" text:outline-level="3"><text:bookmark-start text:name="HeaderElement"/>HeaderElement<text:bookmark-end text:name="HeaderElement"/></text:h>
      <text:p text:style-name="P54">A skeletal implementation for a header.</text:p>
      <text:h text:style-name="P75" text:outline-level="4">Class Name</text:h>
      <text:p text:style-name="P55"><text:span text:style-name="T36">org.zkoss.zul.impl.HeaderElement</text:span></text:p>
      <text:h text:style-name="P7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7"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8">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8"/>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8">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8"/>
          </table:table-cell>
          <table:table-cell table:style-name="Table12.A2" office:value-type="string">
            <text:p text:style-name="P59"><text:span text:style-name="T41">void</text:span></text:p>
          </table:table-cell>
        </table:table-row>
      </table:table>
      <text:h text:style-name="P77"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5" text:outline-level="4">Class Name</text:h>
      <text:p text:style-name="P55"><text:span text:style-name="T36">org.zkoss.zul.impl.HeadersElement</text:span></text:p>
      <text:h text:style-name="P7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7"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8"/>
          </table:table-cell>
          <table:table-cell table:style-name="Table15.A2" office:value-type="string">
            <text:p text:style-name="P59"><text:span text:style-name="T39">java.lang.String</text:span></text:p>
          </table:table-cell>
        </table:table-row>
      </table:table>
      <text:h text:style-name="P77"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7" text:outline-level="4">Supported Child Components</text:h>
      <text:p text:style-name="P79">*ALL</text:p>
      <text:h text:style-name="P77"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8"><text:a xlink:type="simple" xlink:href="#DropEvent"><text:span text:style-name="T43">org.zkoss.zk.ui.event.DropEvent</text:span></text:a></text:p>
            <text:p text:style-name="P78"><text:a xlink:type="simple" xlink:href="#DropEvent"><text:span text:style-name="T43"/></text:a></text:p>
            <text:p text:style-name="P61">Description: Represents an event cause by user's dragging and dropping a component.</text:p>
          </table:table-cell>
        </table:table-row>
      </table:table>
      <text:h text:style-name="P77"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8">Sets the height.</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8">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1"><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8">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8">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8">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8">Sets the width.</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8">Sets the Z index.</text:p>
          </table:table-cell>
          <table:table-cell table:style-name="Table18.A2" office:value-type="string">
            <text:p text:style-name="P57"><text:span text:style-name="Source_20_Text">int</text:span></text:p>
          </table:table-cell>
          <table:table-cell table:style-name="Table18.D2" office:value-type="string">
            <text:p text:style-name="P81"><text:span text:style-name="Source_20_Text">0</text:span></text:p>
          </table:table-cell>
        </table:table-row>
      </table:table>
      <text:p text:style-name="P63"/>
      <text:h text:style-name="P77"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8">Returns the interior attributes for generating the inner HTML tag; never return null. </text:p>
            <text:p text:style-name="P78">Used only by component developers. </text:p>
            <text:p text:style-name="P78">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5" text:outline-level="4">Class Name</text:h>
      <text:p text:style-name="P55"><text:span text:style-name="T36">org.zkoss.zul.InputElement</text:span></text:p>
      <text:h text:style-name="P77" text:outline-level="4">Supported Events</text:h>
      <text:p text:style-name="P82"/>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8">Sets whether it is disabled. </text:p>
            <text:p text:style-name="P78"><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8">Sets the max length. </text:p>
            <text:p text:style-name="P78"><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8">Sets whether it is read only</text:p>
            <text:p text:style-name="P78"><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8">Sets the tab order of this component. </text:p>
            <text:p text:style-name="P78"><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8">Sets the value in the String format. <text:span text:style-name="T2"><text:s/></text:span><text:s/></text:p>
            <text:p text:style-name="P78"><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7" text:outline-level="4">Methods</text:h>
      <text:p text:style-name="P87">*NONE</text:p>
      <text:h text:style-name="P77"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5" text:outline-level="4">Class Name</text:h>
      <text:p text:style-name="P55"><text:span text:style-name="T36">org.zkoss.zul.impl.LabelElement</text:span></text:p>
      <text:h text:style-name="P77"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7"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7"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7" text:outline-level="4">Supported Child Components</text:h>
      <text:p text:style-name="Text_20_body_20_indent_20_2">*NONE</text:p>
      <text:h text:style-name="P77"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7"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6"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8">org.zkoss.zul.impl.XulElement</text:span></text:a></text:p>
          </table:table-cell>
        </table:table-row>
        <table:table-row table:style-name="Table31.2">
          <table:table-cell table:style-name="Table31.A2" office:value-type="string">
            <text:p text:style-name="P88"><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4" text:outline-level="3"><text:bookmark-start text:name="NumberInputElement"/>NumberInputElement<text:bookmark-end text:name="NumberInputElement"/></text:h>
      <text:p text:style-name="P54">A skeletal implementation for number-type input box. </text:p>
      <text:p text:style-name="P94"/>
      <text:h text:style-name="P75" text:outline-level="4">Class Name</text:h>
      <text:p text:style-name="P55"><text:span text:style-name="T36">org.zkoss.zul.impl.NumberInputElement</text:span></text:p>
      <text:h text:style-name="P77"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5" text:outline-level="4">Class Name</text:h>
      <text:p text:style-name="P55"><text:span text:style-name="T36">org.zkoss.zul.impl.XulElement</text:span></text:p>
      <text:h text:style-name="P77"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7"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7"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7" text:outline-level="4">Supported Child Components</text:h>
      <text:p text:style-name="P79">*NONE</text:p>
      <text:h text:style-name="P77"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8">Sets the alignment: <text:span text:style-name="T61">one of top</text:span><text:span text:style-name="T40">, </text:span></text:p>
            <text:p text:style-name="P78"><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1"><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8">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8">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text:span></text:p>
      <text:h text:style-name="P77" text:outline-level="4">Supported Child Components</text:h>
      <text:p text:style-name="P100"><text:span text:style-name="T65"><text:tab/></text:span><text:span text:style-name="T66"> </text:span><text:a xlink:type="simple" xlink:href="#Auxheader"><text:span text:style-name="T67">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8"><text:span text:style-name="T68">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6"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5" text:outline-level="4">Class Name</text:h>
      <text:p text:style-name="P55"><text:span text:style-name="T53">org.zkoss.zul.Auxheader</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6"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box</text:span></text:p>
      <text:h text:style-name="P77" text:outline-level="4">Supported Child Components</text:h>
      <text:p text:style-name="Text_20_body_20_indent_20_2"><text:a xlink:type="simple" xlink:href="#Bandpopup">Bandpopup</text:a></text:p>
      <text:h text:style-name="P77"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4">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7"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6">Returns </text:span><text:span text:style-name="T77">west</text:span><text:span text:style-name="T76">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9"><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3">org.zkoss.zul.Bandpopup</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5" text:outline-level="4">Class Name</text:h>
      <text:p text:style-name="P55"><text:span text:style-name="T53">org.zkoss.zul.Calendar</text:span></text:p>
      <text:h text:style-name="P77" text:outline-level="4">Supported Child Components</text:h>
      <text:p text:style-name="Text_20_body_20_indent_20_2"><text:a xlink:type="simple" xlink:href="#Bandpopup">*NONE</text:a></text:p>
      <text:h text:style-name="P77"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8">getOuterAttrs() </text:span></text:p>
          </table:table-cell>
          <table:table-cell table:style-name="Table323.A2" office:value-type="string">
            <text:p text:style-name="Table_20_Contents"/>
          </table:table-cell>
          <table:table-cell table:style-name="Table323.C2" office:value-type="string">
            <text:p text:style-name="P122"><text:span text:style-name="T79">java.lang.String </text:span></text:p>
          </table:table-cell>
        </table:table-row>
      </table:table>
      <text:h text:style-name="P76"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h text:style-name="P74"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Borderlayout</text:span></text:p>
      <text:h text:style-name="P77"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7" text:outline-level="4">Supported Events</text:h>
      <text:p text:style-name="P124"><text:tab/> <text:span text:style-name="T64">*None</text:span></text:p>
      <text:h text:style-name="P91" text:outline-level="4">Properties</text:h>
      <text:p text:style-name="P125"><text:tab/><text:span text:style-name="T83">*None</text:span></text:p>
      <text:h text:style-name="P77"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7"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5" text:outline-level="4">Class Name</text:h>
      <text:p text:style-name="P55"><text:span text:style-name="T36">org.zkoss.zul.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8">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8">Sets the vertical alignment of the adjacent cells of a box.</text:p>
            <text:p text:style-name="P78"><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7"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8"><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8"><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5" text:outline-level="4">Class Name</text:h>
      <text:p text:style-name="P55"><text:span text:style-name="T30">org.zkoss.zul.Button</text:span></text:p>
      <text:h text:style-name="P77" text:outline-level="4">Supported Child Components</text:h>
      <text:p text:style-name="Text_20_body_20_indent_20_2">*NONE </text:p>
      <text:h text:style-name="P77"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8"><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1">&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7"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5" text:outline-level="4">Class Name</text:h>
      <text:p text:style-name="P55"><text:span text:style-name="T36">org.zkoss.zul.Captcha</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7"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5" text:outline-level="4">Class Name</text:h>
      <text:p text:style-name="P55"><text:span text:style-name="T36">org.zkoss.zul.Caption</text:span></text:p>
      <text:h text:style-name="P77" text:outline-level="4">Supported Child Components</text:h>
      <text:p text:style-name="P127">*ALL</text:p>
      <text:h text:style-name="P77"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7">*NONE</text:span></text:p>
      <text:h text:style-name="P77"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Center</text:span></text:p>
      <text:h text:style-name="P77" text:outline-level="4">Supported Child Components</text:h>
      <text:p text:style-name="Text_20_body_20_indent_20_2">*NONE</text:p>
      <text:h text:style-name="P77"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7"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6"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8">org.zkoss.zkex.zul.LayoutRegion </text:span></text:a></text:p>
          </table:table-cell>
        </table:table-row>
        <table:table-row table:style-name="Table57.2">
          <table:table-cell table:style-name="Table57.A2" office:value-type="string">
            <text:p text:style-name="P88"><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5" text:outline-level="4">Class Name</text:h>
      <text:p text:style-name="P55"><text:span text:style-name="T36">org.zkoss.zul.Chart</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text:span></text:p>
            <text:p text:style-name="P78"><text:span text:style-name="T38">Use getX(), getY() method to get coo</text:span><text:span text:style-name="T85">rdinates.</text:span></text:p>
            <text:p text:style-name="P78"><text:span text:style-name="T85">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7"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7"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h text:style-name="P74"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5" text:outline-level="4">Class Name</text:h>
      <text:p text:style-name="P55"><text:span text:style-name="T30">org.zkoss.zul.Button</text:span></text:p>
      <text:h text:style-name="P77" text:outline-level="4">Supported Child Components</text:h>
      <text:p text:style-name="Text_20_body_20_indent_20_2">*ALL </text:p>
      <text:h text:style-name="P77"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8"><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7"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7"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text:span></text:p>
      <text:h text:style-name="P77" text:outline-level="4">Supported Child Components</text:h>
      <text:p text:style-name="Text_20_body_20_indent_20_2">*ALL</text:p>
      <text:h text:style-name="P77"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7"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Columns</text:span></text:p>
      <text:h text:style-name="P77" text:outline-level="4">Supported Child Components</text:h>
      <text:p text:style-name="Text_20_body_20_indent_20_2">*<text:a xlink:type="simple" xlink:href="#Column">Column</text:a></text:p>
      <text:h text:style-name="P77"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8"><text:a xlink:type="simple" xlink:href="#ColSizeEvent"><text:span text:style-name="T43">org.zkoss.zul.event.ColSizeEvent</text:span></text:a></text:p>
            <text:p text:style-name="P78"><text:span text:style-name="T46">Description:</text:span><text:span text:style-name="T38"> </text:span><text:span text:style-name="T94">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5">*NONE</text:span></text:p>
      <text:h text:style-name="P77"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ombobox</text:span></text:p>
      <text:h text:style-name="P77" text:outline-level="4">Supported Child Components</text:h>
      <text:p text:style-name="Text_20_body_20_indent_20_2"><text:a xlink:type="simple" xlink:href="#Comboitem">Comboitem</text:a> </text:p>
      <text:h text:style-name="P77"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8"><text:a xlink:type="simple" xlink:href="#InputEvent"><text:span text:style-name="T43">org.zkoss.zk.ui.event.InputEvent</text:span></text:a></text:p>
            <text:p text:style-name="P78"><text:a xlink:type="simple" xlink:href="#MouseEvent"><text:span text:style-name="T43"/></text:a></text:p>
            <text:p text:style-name="P78"><text:span text:style-name="T46">Description:</text:span><text:span text:style-name="T38"> </text:span><text:span text:style-name="T94">Denotes the content of an input component has been</text:span></text:p>
            <text:p text:style-name="P138"><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8"><text:a xlink:type="simple" xlink:href="#InputEvent"><text:span text:style-name="T43">org.zkoss.zk.ui.event.InputEvent</text:span></text:a></text:p>
            <text:p text:style-name="P78"><text:span text:style-name="T38"/></text:p>
            <text:p text:style-name="P78"><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9"><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8"><text:a xlink:type="simple" xlink:href="#SelectionEvent"><text:span text:style-name="T43">org.zkoss.zk.ui.event.SelectionEvent</text:span></text:a></text:p>
            <text:p text:style-name="P78"><text:a xlink:type="simple" xlink:href="#MouseEvent"><text:span text:style-name="T43"/></text:a></text:p>
            <text:p text:style-name="P78"><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8"><text:a xlink:type="simple" xlink:href="#OpenEvent"><text:span text:style-name="Source_20_Text">org.zkoss.zk.ui.event.OpenEvent</text:span></text:a></text:p>
            <text:p text:style-name="P78"><text:span text:style-name="Source_20_Text"/></text:p>
            <text:p text:style-name="P78"><text:span text:style-name="T46">Description:</text:span><text:span text:style-name="Source_20_Text"> </text:span><text:span text:style-name="T96">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7">load-on-demand </text:span>by listening to</text:p>
            <text:p text:style-name="P140">the <text:span text:style-name="Source_20_Text">onOpen</text:span><text:span text:style-name="T80"> </text:span>event, and creating components when the</text:p>
            <text:p text:style-name="P137">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8"><text:a xlink:type="simple" xlink:href="#SelectEvent"><text:span text:style-name="T43">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41"><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8">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42"><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7"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8"><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5" text:outline-level="4">Class Name</text:h>
      <text:p text:style-name="P55"><text:span text:style-name="T30">org.zkoss.zul.C</text:span><text:span text:style-name="T102">omboitem</text:span></text:p>
      <text:h text:style-name="P77" text:outline-level="4">Supported Child Components</text:h>
      <text:p text:style-name="Text_20_body_20_indent_20_2">*NONE</text:p>
      <text:h text:style-name="P77"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7"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7"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4"><text:span text:style-name="T95">An edit box for holding a date. <text:s/>After click on the calender, a </text:span><text:span text:style-name="T57">calender</text:span><text:span text:style-name="T95"> will pop-up for inputting date.</text:span></text:p>
      <text:p text:style-name="P144"><text:span text:style-name="T95">Mouseless Entry </text:span><text:span text:style-name="T57">datebox</text:span></text:p>
      <text:p text:style-name="P144"><text:span text:style-name="T95">• Alt+DOWN to pop up the </text:span><text:span text:style-name="T57">calendar.</text:span></text:p>
      <text:p text:style-name="P144"><text:span text:style-name="T95">• LEFT, RIGHT, UP and DOWN to change the selected day from the </text:span><text:span text:style-name="T57">calendar.</text:span></text:p>
      <text:p text:style-name="P144"><text:span text:style-name="T95">• ENTER to activate the selection by copying the selected day to the </text:span><text:span text:style-name="T57">datebox</text:span><text:span text:style-name="T95"> control.</text:span></text:p>
      <text:p text:style-name="P144"><text:span text:style-name="T95">• Alt+UP or ESC to give up the selection and close the </text:span><text:span text:style-name="T57">calendar</text:span><text:span text:style-name="T95">.</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notifies the application with the onChange event if its content is changed</text:span></text:p>
            <text:p text:style-name="P78"><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z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8">whether or not date/time parsing is to be lenient</text:p>
            <text:p text:style-name="P78">With lenient parsing, the parser may use heuristics to interpret inputs that do not precisely match this object's format.</text:p>
            <text:p text:style-name="P78">With strict parsing, inputs must match this object's forma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8">whether to use a compact layout</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8">whether the button (on the right of the textbox) is visible</text:p>
            <text:p text:style-name="P78"><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8">the time zone that this date box belongs to, or <text:span text:style-name="Source_20_Text">null</text:span> if the default time zone is used.</text:p>
          </table:table-cell>
          <table:table-cell table:style-name="Table77.A2" office:value-type="string">
            <text:p text:style-name="P78"><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8">the value (in Date)</text:p>
          </table:table-cell>
          <table:table-cell table:style-name="Table77.A2" office:value-type="string">
            <text:p text:style-name="P78"><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8"><text:a xlink:type="simple" xlink:href="#MouseEvent"><text:span text:style-name="T43">org.zkoss.zk.ui.event.MouseEvent</text:span></text:a></text:p>
            <text:p text:style-name="P78"><text:span text:style-name="T38"/></text:p>
            <text:p text:style-name="P78"><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8"><text:a xlink:type="simple" xlink:href="#SelectionEvent"><text:span text:style-name="Source_20_Text">org.zkoss.zk.ui.event.SelectionEvent</text:span></text:a></text:p>
            <text:p text:style-name="P78"><text:span text:style-name="Source_20_Text"/></text:p>
            <text:p text:style-name="P78"><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8"><text:a xlink:type="simple" xlink:href="#Event"><text:span text:style-name="Source_20_Text">org.zkoss.zk.ui.even.Event</text:span></text:a></text:p>
            <text:p text:style-name="P78"><text:span text:style-name="Source_20_Text"/></text:p>
            <text:p text:style-name="P78"><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8"><text:span text:style-name="Source_20_Text">org.zkoss.zk.ui.even.InputEvent</text:span></text:p>
            <text:p text:style-name="P78"><text:span text:style-name="Source_20_Text"/></text:p>
            <text:p text:style-name="P78"><text:span text:style-name="T46">Description: </text:span><text:span text:style-name="Source_20_Text">An input control notifies the application with the onChange event if its content is changed</text:span></text:p>
            <text:p text:style-name="P78"><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8"><text:a xlink:type="simple" xlink:href="#InputEvent"><text:span text:style-name="Source_20_Text">org.zkoss.zk.ui.even.InputEvent</text:span></text:a></text:p>
            <text:p text:style-name="P78"><text:span text:style-name="Source_20_Text"/></text:p>
            <text:p text:style-name="P78"><text:span text:style-name="T46">Description:</text:span><text:span text:style-name="Source_20_Text"> An input control also notifies the application with the onChanging event, when user is</text:span></text:p>
            <text:p text:style-name="P78"><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4">org.zkoss.zul.impl.NumberInputElement</text:span></text:a></text:p>
          </table:table-cell>
        </table:table-row>
        <table:table-row>
          <table:table-cell table:style-name="Table83.A2" office:value-type="string">
            <text:p text:style-name="P147"><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h text:style-name="P74" text:outline-level="3"/>
      <text:h text:style-name="Heading_20_3" text:outline-level="3">Div</text:h>
      <text:p text:style-name="P144"><text:span text:style-name="T95">The same as </text:span><text:span text:style-name="T57">HTML DIV </text:span><text:span text:style-name="T95">tag.</text:span></text:p>
      <text:p text:style-name="P144"><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East</text:span></text:p>
      <text:h text:style-name="P77" text:outline-level="4">Supported Child Components</text:h>
      <text:p text:style-name="Text_20_body_20_indent_20_2">*NONE</text:p>
      <text:h text:style-name="P77"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7"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6"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h text:style-name="P74" text:outline-level="3"/>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5" text:outline-level="4">Class Name</text:h>
      <text:p text:style-name="P55"><text:span text:style-name="T53">org.zkoss.zul.Flash</text:span></text:p>
      <text:h text:style-name="P77"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32"><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8">window</text:span><text:span text:style-name="T109"> - movie plays in its own rectangular window on a web page.</text:span></text:p>
              </text:list-item>
              <text:list-item>
                <text:p text:style-name="P154"><text:span text:style-name="T108">opaque</text:span><text:span text:style-name="T109"> - the movie hides everything on the page behind it.</text:span></text:p>
              </text:list-item>
              <text:list-item>
                <text:p text:style-name="P154"><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10">transparent</text:span></text:p>
          </table:table-cell>
        </table:table-row>
      </table:table>
      <text:p text:style-name="P103">Methods</text:p>
      <text:p text:style-name="P155">*NONE</text:p>
      <text:h text:style-name="P76"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er</text:span></text:p>
      <text:h text:style-name="P77"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32"><text:span text:style-name="T99">setParent(org.zkoss.zk.ui.Component parent)</text:span></text:p>
          </table:table-cell>
          <table:table-cell table:style-name="Table328.A2" office:value-type="string">
            <text:p text:style-name="P104"/>
          </table:table-cell>
          <table:table-cell table:style-name="Table328.C2" office:value-type="string">
            <text:p text:style-name="P59"><text:span text:style-name="T106">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5" text:outline-level="4">Class Name</text:h>
      <text:p text:style-name="P55"><text:span text:style-name="T53">org.zkoss.zul.Foot</text:span></text:p>
      <text:h text:style-name="P77" text:outline-level="4">Supported Child Components</text:h>
      <text:p text:style-name="P100"><text:span text:style-name="T65"><text:tab/> <text:s/></text:span><text:a xlink:type="simple" xlink:href="#Footer"><text:span text:style-name="T112">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8"><text:span text:style-name="T106">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8"><text:span text:style-name="T68">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8"><text:span text:style-name="T106">setParent(org.zkoss.zk.ui.Component parent)</text:span></text:p>
          </table:table-cell>
          <table:table-cell table:style-name="Table331.A2" office:value-type="string">
            <text:p text:style-name="P104"/>
          </table:table-cell>
          <table:table-cell table:style-name="Table331.C2" office:value-type="string">
            <text:p text:style-name="P59"><text:span text:style-name="T106">void</text:span></text:p>
          </table:table-cell>
        </table:table-row>
      </table:table>
      <text:h text:style-name="P76"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h text:style-name="P74"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Grid</text:span></text:p>
      <text:h text:style-name="P77" text:outline-level="4">Supported Child Components</text:h>
      <text:p text:style-name="Text_20_body_20_indent_20_2"><text:a xlink:type="simple" xlink:href="#Columns">Columns</text:a> <text:a xlink:type="simple" xlink:href="#Rows">Rows</text:a></text:p>
      <text:h text:style-name="P77"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8"><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1"><text:span text:style-name="Source_20_Text">&lt;null&gt;</text:span></text:p>
          </table:table-cell>
        </table:table-row>
      </table:table>
      <text:p text:style-name="P63"/>
      <text:h text:style-name="P77"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5" text:outline-level="4">Class Name</text:h>
      <text:p text:style-name="P55"><text:span text:style-name="T30">org.zkoss.zul.Groupbox</text:span></text:p>
      <text:h text:style-name="P77" text:outline-level="4">Supported Child Components</text:h>
      <text:p text:style-name="Text_20_body_20_indent_20_2">*ALL </text:p>
      <text:h text:style-name="P77"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8"><text:a xlink:type="simple" xlink:href="#OpenEvent"><text:span text:style-name="T43">org.zkoss.zk.ui.event.OpenEvent</text:span></text:a></text:p>
            <text:p text:style-name="P78"><text:a xlink:type="simple" xlink:href="#MouseEvent"><text:span text:style-name="T43"/></text:a></text:p>
            <text:p text:style-name="P78"><text:span text:style-name="T46">Description:</text:span><text:span text:style-name="T38"> </text:span><text:span text:style-name="T94">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7"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7"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H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 <text:s/><text:span text:style-name="T87">*NONE</text:span></text:p>
      <text:h text:style-name="P77" text:outline-level="4">Methods</text:h>
      <text:p text:style-name="P128"><text:s text:c="8"/>*NONE</text:p>
      <text:h text:style-name="P77"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5" text:outline-level="4">Class Name</text:h>
      <text:p text:style-name="P55"><text:span text:style-name="T36">org.zkoss.zul.Htm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7"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7"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3"/>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4"/>
      <text:h text:style-name="P75" text:outline-level="4">Class Name</text:h>
      <text:p text:style-name="P55"><text:span text:style-name="T36">org.zkoss.zul.Ifram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7"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5" text:outline-level="4">Class Name</text:h>
      <text:p text:style-name="P55"><text:span text:style-name="T36">org.zkoss.zul.Image</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7"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7"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5" text:outline-level="4">Class Name</text:h>
      <text:p text:style-name="P55"><text:span text:style-name="T36">org.zkoss.zul.Imagemap</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8"><text:a xlink:type="simple" xlink:href="#MouseEvent"><text:span text:style-name="T43">org.zkoss.zk.ui.event.MouseEvent</text:span></text:a></text:p>
            <text:p text:style-name="P78"><text:span text:style-name="T46">Description:</text:span><text:span text:style-name="T38"> Denotes user has clicked the component.</text:span></text:p>
            <text:p text:style-name="P78"><text:span text:style-name="T38">Use getX(), getY() method get coo</text:span><text:span text:style-name="T85">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7"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5" text:outline-level="4">Class Name</text:h>
      <text:p text:style-name="P55"><text:span text:style-name="T30">org.zkoss.zul.Include</text:span></text:p>
      <text:h text:style-name="P77" text:outline-level="4">Supported Child Components</text:h>
      <text:p text:style-name="Text_20_body_20_indent_20_2">*NONE </text:p>
      <text:h text:style-name="P77"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7"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7"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5" text:outline-level="4">Class Name</text:h>
      <text:p text:style-name="P55"><text:span text:style-name="T36">org.zkoss.zul.Intbox</text:span></text:p>
      <text:h text:style-name="P77" text:outline-level="4">Supported Child Components</text:h>
      <text:p text:style-name="P166">*NONE </text:p>
      <text:h text:style-name="P77"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7" text:outline-level="4">Methods</text:h>
      <text:p text:style-name="P87">*NONE</text:p>
      <text:h text:style-name="P77"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5" text:outline-level="4">Class Name</text:h>
      <text:p text:style-name="P55"><text:span text:style-name="T36">org.zkoss.zul.Label</text:span></text:p>
      <text:h text:style-name="P77" text:outline-level="4">Supported Child Components</text:h>
      <text:p text:style-name="P129"><text:span text:style-name="T45">*NONE</text:span> </text:p>
      <text:h text:style-name="P77"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7"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7"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5" text:outline-level="4"/>
      <text:h text:style-name="P75" text:outline-level="4">Class Name</text:h>
      <text:p text:style-name="P55"><text:span text:style-name="T30">org.zkoss.zul.Listbox</text:span></text:p>
      <text:h text:style-name="P77"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7"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8"><text:a xlink:type="simple" xlink:href="#PagingEvent"><text:span text:style-name="T43">org.zkoss.zul.event.PagingEvent</text:span></text:a></text:p>
            <text:p text:style-name="P78"><text:span text:style-name="T46">Description:</text:span><text:span text:style-name="T38"> Notifies one of the pages of a multi-page component is</text:span></text:p>
            <text:p text:style-name="P78"><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8"><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8"><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1"><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8">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8">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8">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7"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7"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cell</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7"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7"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text:span></text:p>
      <text:h text:style-name="P77" text:outline-level="4">Supported Child Components</text:h>
      <text:p text:style-name="Text_20_body_20_indent_20_2"><text:a xlink:type="simple" xlink:href="#Listfooter">Listfoot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footer</text:span></text:p>
      <text:h text:style-name="P77" text:outline-level="4">Supported Child Components</text:h>
      <text:p text:style-name="Text_20_body_20_indent_20_2">*ALL</text:p>
      <text:h text:style-name="P77"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7"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7"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text:span></text:p>
      <text:h text:style-name="P77" text:outline-level="4">Supported Child Components</text:h>
      <text:p text:style-name="Text_20_body_20_indent_20_2"><text:a xlink:type="simple" xlink:href="#Listheader">Listheader</text:a></text:p>
      <text:h text:style-name="P77" text:outline-level="4">Supported Events</text:h>
      <text:p text:style-name="P172">*NONE</text:p>
      <text:h text:style-name="P91" text:outline-level="4">Properties</text:h>
      <text:p text:style-name="Text_20_body_20_indent_20_2">*NONE</text:p>
      <text:h text:style-name="P77"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7"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header</text:span></text:p>
      <text:h text:style-name="P77" text:outline-level="4">Supported Child Components</text:h>
      <text:p text:style-name="Text_20_body_20_indent_20_2">*NONE</text:p>
      <text:h text:style-name="P77"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8"><text:a xlink:type="simple" xlink:href="#MouseEvent"><text:span text:style-name="T43">org.zkoss.zk.ui.event.MouseEvent</text:span></text:a></text:p>
            <text:p text:style-name="P78"><text:a xlink:type="simple" xlink:href="#MouseEvent"><text:span text:style-name="T43"/></text:a></text:p>
            <text:p text:style-name="P78"><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2">Value: </text:span><text:span text:style-name="T93">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7"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7"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5" text:outline-level="4">Class Name</text:h>
      <text:p text:style-name="P55"><text:span text:style-name="T30">org.zkoss.zul.Listitem</text:span></text:p>
      <text:h text:style-name="P77" text:outline-level="4">Supported Child Components</text:h>
      <text:p text:style-name="Text_20_body_20_indent_20_2"><text:a xlink:type="simple" xlink:href="#Listcell">Listcell</text:a></text:p>
      <text:h text:style-name="P77"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8"><text:a xlink:type="simple" xlink:href="#SelectEvent"><text:span text:style-name="T124">org.zkoss.zul.event.SelectEvent</text:span></text:a></text:p>
            <text:p text:style-name="P78"><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8">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8">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7"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7"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h text:style-name="P74" text:outline-level="3"/>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5"><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5" text:outline-level="4">Class Name</text:h>
      <text:p text:style-name="P55"><text:span text:style-name="T36">org.zkoss.zul.Longbox</text:span></text:p>
      <text:h text:style-name="P77" text:outline-level="4">Supported Child Components</text:h>
      <text:p text:style-name="P166">*NONE </text:p>
      <text:h text:style-name="P77"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7" text:outline-level="4">Methods</text:h>
      <text:p text:style-name="P8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4"><text:span text:style-name="Source_20_Text">intValue() </text:span></text:p>
          </table:table-cell>
          <table:table-cell table:style-name="Table364.A2" office:value-type="string">
            <text:p text:style-name="P174">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4"><text:span text:style-name="Source_20_Text">longValue() </text:span></text:p>
          </table:table-cell>
          <table:table-cell table:style-name="Table364.A2" office:value-type="string">
            <text:p text:style-name="P174"><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5"/>
      <text:h text:style-name="P77"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8"><text:a xlink:type="simple" xlink:href="#NumberInputElement"><text:span text:style-name="Source_20_Text">org.zkoss.zul.NumberInputElement</text:span></text:a></text:p>
          </table:table-cell>
        </table:table-row>
        <table:table-row>
          <table:table-cell table:style-name="Table363.A2" office:value-type="string">
            <text:p text:style-name="P88"><text:a xlink:type="simple" xlink:href="#FormatInputElement"><text:span text:style-name="Source_20_Text">org.zkoss.zul.FormatInputElement</text:span></text:a></text:p>
          </table:table-cell>
        </table:table-row>
        <table:table-row>
          <table:table-cell table:style-name="Table363.A2" office:value-type="string">
            <text:p text:style-name="P88"><text:a xlink:type="simple" xlink:href="#InputElement"><text:span text:style-name="Source_20_Text">org.zkoss.zul.InputElement</text:span></text:a></text:p>
          </table:table-cell>
        </table:table-row>
        <table:table-row>
          <table:table-cell table:style-name="Table363.A2" office:value-type="string">
            <text:p text:style-name="P88"><text:a xlink:type="simple" xlink:href="#XulElement"><text:span text:style-name="Source_20_Text">org.zkoss.zul.imp.XulElement</text:span></text:a></text:p>
          </table:table-cell>
        </table:table-row>
        <table:table-row table:style-name="Table363.6">
          <table:table-cell table:style-name="Table363.A2" office:value-type="string">
            <text:p text:style-name="P88"><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8"><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6" text:outline-level="4">Properties</text:h>
      <text:p text:style-name="P145">*NONE</text:p>
      <text:h text:style-name="P177"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5">*NONE</text:p>
      <text:h text:style-name="P72" text:outline-level="4">Supported Events</text:h>
      <text:p text:style-name="P145">*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7"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8"><text:span text:style-name="Source_20_Text">org.zkoss.zul.Menuitem</text:span></text:p>
      <text:h text:style-name="Heading_20_4" text:outline-level="4">Supported Child Components</text:h>
      <text:p text:style-name="P179"><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8">org.zkoss.zk.ui.event.MouseEvent</text:span></text:a></text:p>
            <text:p text:style-name="P141"><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1"><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0"><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8">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8">Whether the menuitem check mark will update each time the menu item is select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8">Whether it is checked.</text:p>
            <text:p text:style-name="P78"><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1"><text:span text:style-name="Source_20_Text">false</text:span></text:p>
          </table:table-cell>
        </table:table-row>
      </table:table>
      <text:h text:style-name="P177"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8"><text:span text:style-name="Source_20_Text">org.zkoss.zul.Menupopup</text:span></text:p>
      <text:h text:style-name="Heading_20_4" text:outline-level="4">Supported Child Components</text:h>
      <text:p text:style-name="P179"><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8"><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5">*NONE</text:p>
      <text:h text:style-name="P177"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5">*NONE</text:p>
      <text:h text:style-name="P181" text:outline-level="4">Supported Events</text:h>
      <text:p text:style-name="P145">*NONE</text:p>
      <text:h text:style-name="P182" text:outline-level="4">Properties</text:h>
      <text:p text:style-name="P145">*NONE</text:p>
      <text:h text:style-name="P177"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North</text:span></text:p>
      <text:h text:style-name="P77" text:outline-level="4">Supported Child Components</text:h>
      <text:p text:style-name="Text_20_body_20_indent_20_2">*NONE</text:p>
      <text:h text:style-name="P77"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7"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6"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8">org.zkoss.zkex.zul.LayoutRegion </text:span></text:a></text:p>
          </table:table-cell>
        </table:table-row>
        <table:table-row table:style-name="Table165.2">
          <table:table-cell table:style-name="Table165.A2" office:value-type="string">
            <text:p text:style-name="P88"><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5" text:outline-level="4">Class Name</text:h>
      <text:p text:style-name="P55"><text:span text:style-name="T36">org.zkoss.zul.Paging</text:span></text:p>
      <text:h text:style-name="P77" text:outline-level="4">Supported Child Components</text:h>
      <text:p text:style-name="P129"><text:span text:style-name="T45">*NONE</text:span> </text:p>
      <text:h text:style-name="P77"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8"><text:a xlink:type="simple" xlink:href="#PagingEvent"><text:span text:style-name="T43">org.zkoss.zk.ui.event.PagingEvent</text:span></text:a></text:p>
            <text:p text:style-name="P78"><text:span text:style-name="T46">Description:</text:span><text:span text:style-name="T38"> </text:span><text:span text:style-name="T85">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7"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7"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h text:style-name="P74" text:outline-level="3"/>
      <text:h text:style-name="Heading_20_3" text:outline-level="3"><text:bookmark-start text:name="Popup"/>Popup<text:bookmark-end text:name="Popup"/></text:h>
      <text:p text:style-name="P183"><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5">*ALL</text:p>
      <text:h text:style-name="P72" text:outline-level="4">Supported Events</text:h>
      <text:p text:style-name="P145">*NONE</text:p>
      <text:h text:style-name="P72" text:outline-level="4">Attributes</text:h>
      <text:p text:style-name="P145">*NONE</text:p>
      <text:h text:style-name="P177"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5" text:outline-level="4">Class Name</text:h>
      <text:p text:style-name="P55"><text:span text:style-name="T53">org.zkoss.zul.Progressmeter</text:span></text:p>
      <text:h text:style-name="P77"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6"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5" text:outline-level="4">Class Name</text:h>
      <text:p text:style-name="P55"><text:span text:style-name="T36">org.zkoss.zul.Radio</text:span></text:p>
      <text:h text:style-name="P77" text:outline-level="4">Supported Child Components</text:h>
      <text:p text:style-name="P129"><text:span text:style-name="T45">*NONE</text:span> </text:p>
      <text:h text:style-name="P77"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8"><text:a xlink:type="simple" xlink:href="#Event"><text:span text:style-name="Source_20_Text">org.zkoss.zk.ui.event.Event</text:span></text:a></text:p>
            <text:p text:style-name="P78"><text:span text:style-name="Source_20_Text"/></text:p>
            <text:p text:style-name="P78"><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8"><text:a xlink:type="simple" xlink:href="#Event"><text:span text:style-name="Source_20_Text">org.zkoss.zk.ui.even.Event</text:span></text:a></text:p>
            <text:p text:style-name="P78"><text:span text:style-name="Source_20_Text"/></text:p>
            <text:p text:style-name="P78"><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8"><text:a xlink:type="simple" xlink:href="#CheckEvent"><text:span text:style-name="Source_20_Text">org.zkoss.zk.ui.event.CheckEvent</text:span></text:a></text:p>
            <text:p text:style-name="P78"><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7"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6"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5" text:outline-level="4">Class Name</text:h>
      <text:p text:style-name="P55"><text:span text:style-name="T36">org.zkoss.zul.Radiogroup</text:span></text:p>
      <text:h text:style-name="P77" text:outline-level="4">Supported Child Components</text:h>
      <text:p text:style-name="P79">*ALL</text:p>
      <text:h text:style-name="P77" text:outline-level="4">Supported Events</text:h>
      <text:p text:style-name="P184">*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5">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6"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text:span></text:p>
      <text:h text:style-name="P77" text:outline-level="4">Supported Child Components</text:h>
      <text:p text:style-name="Text_20_body_20_indent_20_2">*ALL</text:p>
      <text:h text:style-name="P77"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8"><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1"><text:span text:style-name="Source_20_Text">&lt;null&gt;</text:span></text:p>
          </table:table-cell>
        </table:table-row>
      </table:table>
      <text:p text:style-name="P63"/>
      <text:h text:style-name="P77"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6"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5" text:outline-level="4">Class Name</text:h>
      <text:p text:style-name="P55"><text:span text:style-name="T30">org.zkoss.zul.Rows</text:span></text:p>
      <text:h text:style-name="P187" text:outline-level="4">Supported Child Components</text:h>
      <text:p text:style-name="Text_20_body_20_indent_20_2"><text:a xlink:type="simple" xlink:href="#Row">Row</text:a></text:p>
      <text:h text:style-name="P77" text:outline-level="4">Supported Events</text:h>
      <text:p text:style-name="P143">*NONE</text:p>
      <text:h text:style-name="P91" text:outline-level="4">Properties</text:h>
      <text:p text:style-name="P143">*NONE</text:p>
      <text:h text:style-name="P77"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7"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h text:style-name="P74"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5" text:outline-level="4">Class Name</text:h>
      <text:p text:style-name="P55"><text:span text:style-name="T53">org.zkoss.zul.Script</text:span></text:p>
      <text:h text:style-name="P77" text:outline-level="4">Supported Child Components</text:h>
      <text:p text:style-name="P152"><text:tab/> <text:s/>*NONE</text:p>
      <text:h text:style-name="P83" text:outline-level="4">Supported Events</text:h>
      <text:p text:style-name="P101"><text:tab/> <text:s/>*NONE</text:p>
      <text:h text:style-name="P107"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8">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9">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9">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9">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9">Sets the type of this client script.</text:p>
          </table:table-cell>
          <table:table-cell table:style-name="Table339.C2" office:value-type="string">
            <text:p text:style-name="P59"><text:span text:style-name="T140">java.lang.String</text:span></text:p>
          </table:table-cell>
        </table:table-row>
      </table:table>
      <text:p text:style-name="P190"/>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1" text:outline-level="4">isChildable()</text:h>
          </table:table-cell>
          <table:table-cell table:style-name="Table340.A2" office:value-type="string">
            <text:p text:style-name="P189">Not childable.</text:p>
            <text:p text:style-name="P104"><text:span text:style-name="T3">Value:</text:span> false</text:p>
          </table:table-cell>
          <table:table-cell table:style-name="Table340.C2" office:value-type="string">
            <text:h text:style-name="P192" text:outline-level="4">boolean</text:h>
          </table:table-cell>
        </table:table-row>
        <table:table-row table:style-name="Table340.2">
          <table:table-cell table:style-name="Table340.A2" office:value-type="string">
            <text:p text:style-name="P193">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6"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10"/>
      <text:p text:style-name="P68"/>
      <text:h text:style-name="Heading_20_3" text:outline-level="3"><text:bookmark-start text:name="Slider"/>Slider<text:bookmark-end text:name="Slider"/></text:h>
      <text:p text:style-name="P194">A slider with slid and knob</text:p>
      <text:p text:style-name="P194">A slider is used to let user specifying a value by scrolling.</text:p>
      <text:p text:style-name="P194">A slider accepts a range of value starting from 0 to 100. You could change the maximal</text:p>
      <text:p text:style-name="P195"><text:span text:style-name="T141">allowed value by the </text:span><text:span text:style-name="T142">maxpos</text:span><text:span text:style-name="T141">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5">*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6"><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8"><text:a xlink:type="simple" xlink:href="#ScrollEvent"><text:span text:style-name="T43">org.zkoss.zk.ui.event.ScrollEvent</text:span></text:a></text:p>
            <text:p text:style-name="P78"><text:a xlink:type="simple" xlink:href="#ScrollEvent"><text:span text:style-name="T43"/></text:a></text:p>
            <text:p text:style-name="P197"><text:span text:style-name="T143">Description:</text:span><text:span text:style-name="T144"> Denotes that user is scrolling a scrollable component.</text:span></text:p>
            <text:p text:style-name="P198">Notice that the component's content (at the server)</text:p>
            <text:p text:style-name="P199"><text:span text:style-name="T145">won't be changed until </text:span><text:span text:style-name="T57">onScroll</text:span><text:span text:style-name="T146"> is received. Thus, you</text:span></text:p>
            <text:p text:style-name="P199"><text:span text:style-name="T145">have to invoke the </text:span><text:span text:style-name="T57">getPos</text:span><text:span text:style-name="T146"> method in the </text:span><text:span text:style-name="T57">ScrollEvent</text:span></text:p>
            <text:p text:style-name="P198">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8">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8">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h text:style-name="P74" text:outline-level="3"/>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5" text:outline-level="4">Class Name</text:h>
      <text:p text:style-name="P55"><text:span text:style-name="T53">org.zkoss.zul.Space</text:span></text:p>
      <text:h text:style-name="P77" text:outline-level="4">Supported Child Components</text:h>
      <text:p text:style-name="P152"><text:tab/> <text:s/>*NONE</text:p>
      <text:h text:style-name="P76" text:outline-level="4">Supported Events</text:h>
      <text:p text:style-name="P101"><text:tab/> <text:s/>*NONE</text:p>
      <text:h text:style-name="P91" text:outline-level="4">Properties</text:h>
      <text:h text:style-name="P200" text:outline-level="4">*NONE</text:h>
      <text:p text:style-name="P103">Methods</text:p>
      <text:p text:style-name="P103"/>
      <text:p text:style-name="P190">*NONE</text:p>
      <text:h text:style-name="P201"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5" text:outline-level="4">Class Name</text:h>
      <text:p text:style-name="P55"><text:span text:style-name="T53">org.zkoss.zkex.zul.south</text:span></text:p>
      <text:h text:style-name="P77" text:outline-level="4">Supported Child Components</text:h>
      <text:p text:style-name="Text_20_body_20_indent_20_2">*NONE</text:p>
      <text:h text:style-name="P77"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7"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6"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4"><text:span text:style-name="T125">Space is a </text:span><text:span text:style-name="T126">Separator</text:span><text:span text:style-name="T125"> with the orient default to "</text:span><text:span text:style-name="T126">horizontal</text:span><text:span text:style-name="T125">".</text:span></text:p>
      <text:p text:style-name="P144"><text:span text:style-name="T125">In other words, </text:span><text:span text:style-name="T126">&lt;space&gt;</text:span><text:span text:style-name="T125"> is equivalent to </text:span><text:span text:style-name="T126">&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5">*NONE </text:p>
      <text:h text:style-name="P72" text:outline-level="4">Supported Events</text:h>
      <text:p text:style-name="P145">*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2">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4">the orient. <text:s/></text:p>
            <text:p text:style-name="P78"><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8">whether to display a visual bar as the separator. </text:p>
            <text:p text:style-name="P78"><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4"><text:span text:style-name="T56">An element which should appear before or after an element inside a box (Box, Vbox and Hbox).</text:span></text:p>
      <text:p text:style-name="P144"><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5">*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8">the maximum position of the slider. </text:p>
            <text:p text:style-name="P78"><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8">the amount that the value of curpos changes by when the tray of the scroll bar is clicked </text:p>
            <text:p text:style-name="P78"><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5">*NONE </text:p>
      <text:h text:style-name="P72" text:outline-level="4">Supported Events</text:h>
      <text:p text:style-name="P145">*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5" text:outline-level="4">Class Name</text:h>
      <text:p text:style-name="P55"><text:span text:style-name="T36">org.zkoss.zul.Tab</text:span></text:p>
      <text:h text:style-name="P77" text:outline-level="4">Supported Child Components</text:h>
      <text:p text:style-name="P166">*NONE</text:p>
      <text:h text:style-name="P77"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8"><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7"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8"><text:span text:style-name="T2">Sets whether this tab is closable. If closable, a button is displayed and the </text:span><text:span text:style-name="T34">onClose </text:span><text:span text:style-name="T2">event is sent if an user clicks the button. </text:span></text:p>
            <text:p text:style-name="P78"><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7"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5"/>
      <text:h text:style-name="P77"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box</text:span></text:p>
      <text:h text:style-name="P77"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7"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8"><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7"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8"><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8"><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8"><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7"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5"/>
      <text:h text:style-name="P77"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panel</text:span></text:p>
      <text:h text:style-name="P77" text:outline-level="4">Supported Child Components</text:h>
      <text:p text:style-name="P166">*ALL</text:p>
      <text:h text:style-name="P77"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ext:p text:style-name="P124"><text:tab/><text:span text:style-name="T64">*NONE</text:span></text:p>
      <text:p text:style-name="P207"/>
      <text:h text:style-name="P77"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5"/>
      <text:h text:style-name="P77"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reepanels</text:span></text:p>
      <text:h text:style-name="P77" text:outline-level="4">Supported Child Components</text:h>
      <text:p text:style-name="P166"><text:a xlink:type="simple" xlink:href="#Tabpanel"><text:span text:style-name="Source_20_Text">Tabpanel</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5"/>
      <text:h text:style-name="P77"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5" text:outline-level="4">Class Name</text:h>
      <text:p text:style-name="P55"><text:span text:style-name="T36">org.zkoss.zul.Tabs</text:span></text:p>
      <text:h text:style-name="P77" text:outline-level="4">Supported Child Components</text:h>
      <text:p text:style-name="P166"><text:a xlink:type="simple" xlink:href="#Tab"><text:span text:style-name="Source_20_Text">Tab</text:span></text:a></text:p>
      <text:p text:style-name="P208"/>
      <text:h text:style-name="P77" text:outline-level="4">Supported Events</text:h>
      <text:p text:style-name="P124"><text:tab/>*<text:span text:style-name="T64">NONE</text:span></text:p>
      <text:h text:style-name="P97" text:outline-level="4">Properties</text:h>
      <text:p text:style-name="P124"><text:tab/>*<text:span text:style-name="T64">None</text:span></text:p>
      <text:p text:style-name="P207"/>
      <text:h text:style-name="P77"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5"/>
      <text:h text:style-name="P77"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5" text:outline-level="4">Class Name</text:h>
      <text:p text:style-name="P55"><text:span text:style-name="T36">org.zkoss.zul.Textbox</text:span></text:p>
      <text:h text:style-name="P77" text:outline-level="4">Supported Child Components</text:h>
      <text:p text:style-name="P166">*NONE </text:p>
      <text:h text:style-name="P77"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8"><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8"><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8"><text:a xlink:type="simple" xlink:href="#SelectionEvent"><text:span text:style-name="Source_20_Text">org.zkoss.zk.ui.event.SelectionEvent</text:span></text:a></text:p>
            <text:p text:style-name="P168">Description: </text:p>
            <text:p text:style-name="P167"><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8"><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8"><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8"><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7"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9">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9">&lt;empty string&gt;</text:p>
          </table:table-cell>
        </table:table-row>
      </table:table>
      <text:p text:style-name="P63"/>
      <text:h text:style-name="P77" text:outline-level="4">Methods</text:h>
      <text:p text:style-name="P87">*NONE</text:p>
      <text:h text:style-name="P77"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10">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5" text:outline-level="4">Class Name</text:h>
      <text:p text:style-name="P55"><text:span text:style-name="T53">org.zkoss.zul.Timebox</text:span></text:p>
      <text:h text:style-name="P77" text:outline-level="4">Supported Child Components</text:h>
      <text:p text:style-name="P106"><text:span text:style-name="T70"><text:tab/></text:span><text:span text:style-name="T71"> <text:s/>*NONE</text:span></text:p>
      <text:h text:style-name="P83" text:outline-level="4">Supported Events</text:h>
      <text:p text:style-name="P101"><text:tab/> <text:s/>*NONE</text:p>
      <text:h text:style-name="P107"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8">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11"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6"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10"/>
      <text:h text:style-name="Heading_20_3" text:outline-level="3"/>
      <text:h text:style-name="P74" text:outline-level="3"/>
      <text:h text:style-name="Heading_20_3" text:outline-level="3"><text:bookmark-start text:name="Timer"/>Timer<text:bookmark-end text:name="Timer"/></text:h>
      <text:p text:style-name="P212">Timer is a special component that is invisible. It fires one or more org.zkoss.zk.ui.event.Event after a specified delay. </text:p>
      <text:p text:style-name="P212"/>
      <text:p text:style-name="P212">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5" text:outline-level="4">Class Name</text:h>
      <text:p text:style-name="P55"><text:span text:style-name="T36">org.zkoss.zul.Timer</text:span></text:p>
      <text:h text:style-name="P77" text:outline-level="4">Supported Child Components</text:h>
      <text:p text:style-name="P166">*NONE </text:p>
      <text:h text:style-name="P77"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8"><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7"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9">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3">Sets whether the timer shall send Event repeatedly. </text:p>
            <text:p text:style-name="P213">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8">Start or stops the timer. </text:p>
            <text:p text:style-name="P78">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7"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7"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5" text:outline-level="4">Class Name</text:h>
      <text:p text:style-name="P55"><text:span text:style-name="T36">org.zkoss.zul.Toolbar</text:span></text:p>
      <text:h text:style-name="P77" text:outline-level="4">Supported Child Components</text:h>
      <text:p text:style-name="P166">*ALL</text:p>
      <text:h text:style-name="P77"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4">onRight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4">onDoubleClick</text:p>
          </table:table-cell>
          <table:table-cell table:style-name="Table22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7"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8">Sets the ori<text:span text:style-name="T2">ent.</text:span></text:p>
            <text:p text:style-name="P78"><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7" text:outline-level="4">Methods</text:h>
      <text:p text:style-name="P215">*NONE</text:p>
      <text:h text:style-name="P77"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5" text:outline-level="4">Class Name</text:h>
      <text:p text:style-name="P55"><text:span text:style-name="T36">org.zkoss.zul.Toolbarbutton</text:span></text:p>
      <text:h text:style-name="P77" text:outline-level="4">Supported Child Components</text:h>
      <text:p text:style-name="P166">*NONE </text:p>
      <text:h text:style-name="P77"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4">onRightClick</text:p>
          </table:table-cell>
          <table:table-cell table:style-name="Table224.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7"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6">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8">Sets the ori<text:span text:style-name="T2">ent.</text:span></text:p>
            <text:p text:style-name="P78"><text:span text:style-name="T2">Check </text:span><text:a xlink:type="simple" xlink:href="#Button"><text:span text:style-name="T154">Button</text:span></text:a><text:span text:style-name="T2"> to know more.</text:span></text:p>
            <text:p text:style-name="P78"><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8">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7"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7"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text:span></text:p>
      <text:h text:style-name="P77"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7"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8"><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7"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8"><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8"><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8">Sets whether multiple selections are allowed.</text:p>
            <text:p text:style-name="P78">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8">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8">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8">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8">Sets the seltype. Currently, only "<text:span text:style-name="Source_20_Text">single" </text:span>is supported. </text:p>
            <text:p text:style-name="P78">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8">Sets the renderer which is used to render each item if <text:span text:style-name="Source_20_Text">getModel() </text:span>is not null.</text:p>
            <text:p text:style-name="P78">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8">Sets whether to grow and shrink vertical to fit their given space, so called vertial flexibility.</text:p>
            <text:p text:style-name="P78">Note: this attribute is ignored if <text:span text:style-name="Source_20_Text">setRows(int)</text:span> is specified </text:p>
            <text:p text:style-name="P78">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7"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5"/>
      <text:h text:style-name="P77"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ell</text:span></text:p>
      <text:h text:style-name="P77" text:outline-level="4">Supported Child Components</text:h>
      <text:p text:style-name="P166">*ALL</text:p>
      <text:h text:style-name="P77"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7">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8"/>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9">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7"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5"/>
      <text:h text:style-name="P77"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hildren</text:span></text:p>
      <text:h text:style-name="P77" text:outline-level="4">Supported Child Components</text:h>
      <text:p text:style-name="P166"><text:a xlink:type="simple" xlink:href="#Treeitem"><text:span text:style-name="Source_20_Text">Treeitem</text:span></text:a></text:p>
      <text:h text:style-name="P77"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8"><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8"><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7"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8"><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8">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7"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5"/>
      <text:h text:style-name="P77"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20"><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text:span></text:p>
      <text:h text:style-name="P77" text:outline-level="4">Supported Child Components</text:h>
      <text:p text:style-name="P166">*NONE</text:p>
      <text:h text:style-name="P77" text:outline-level="4">Supported Events</text:h>
      <text:p text:style-name="P124"><text:tab/>*<text:span text:style-name="T64">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7"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5"/>
      <text:h text:style-name="P77"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cols</text:span></text:p>
      <text:h text:style-name="P77" text:outline-level="4">Supported Child Components</text:h>
      <text:p text:style-name="P166"><text:a xlink:type="simple" xlink:href="#Treecol"><text:span text:style-name="Source_20_Text">Treecol</text:span></text:a></text:p>
      <text:p text:style-name="P166"><text:span text:style-name="Source_20_Text"/></text:p>
      <text:h text:style-name="P77"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8"><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7" text:outline-level="4">Properties</text:h>
      <text:p text:style-name="P124"><text:tab/><text:span text:style-name="T64">*NONE</text:span></text:p>
      <text:h text:style-name="P77"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5"/>
      <text:h text:style-name="P77"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text:span></text:p>
      <text:h text:style-name="P77" text:outline-level="4">Supported Child Components</text:h>
      <text:p text:style-name="P166"><text:a xlink:type="simple" xlink:href="#Treefooter"><text:span text:style-name="Source_20_Text">Treefooter</text:span></text:a></text:p>
      <text:h text:style-name="P77" text:outline-level="4">Supported Events</text:h>
      <text:p text:style-name="P124"><text:tab/>*<text:span text:style-name="T64">None</text:span></text:p>
      <text:h text:style-name="P97" text:outline-level="4">Properties</text:h>
      <text:p text:style-name="P124"><text:tab/>*<text:span text:style-name="T64">None</text:span></text:p>
      <text:h text:style-name="P77"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5"/>
      <text:h text:style-name="P77"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5" text:outline-level="4">Class Name</text:h>
      <text:p text:style-name="P55"><text:span text:style-name="T36">org.zkoss.zul.Treefooter</text:span></text:p>
      <text:h text:style-name="P77" text:outline-level="4">Supported Child Components</text:h>
      <text:p text:style-name="P166">*ALL</text:p>
      <text:h text:style-name="P77" text:outline-level="4">Supported Events</text:h>
      <text:p text:style-name="P124"><text:tab/>*<text:span text:style-name="T64">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7"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5"/>
      <text:h text:style-name="P77"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2">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item</text:span></text:p>
      <text:h text:style-name="P77"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7"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8"><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8"><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7"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8"><text:span text:style-name="T2">Sets the image of the </text:span><text:span text:style-name="T34">Treecell </text:span><text:span text:style-name="T2">it contains. If it is not created, we automatically create it. </text:span></text:p>
            <text:p text:style-name="P78"><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8">Sets whether this container is open. </text:p>
            <text:p text:style-name="P78">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6">Sets whether this item is selected. </text:p>
            <text:p text:style-name="P20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8">Sets the src of the <text:span text:style-name="Source_20_Text">Treecell </text:span>it contains. If it is not created, we automatically create it.</text:p>
            <text:p text:style-name="P78">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8">Sets the value. </text:p>
            <text:p text:style-name="P78">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7"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5"/>
      <text:h text:style-name="P77"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5" text:outline-level="4">Class Name</text:h>
      <text:p text:style-name="P55"><text:span text:style-name="T36">org.zkoss.zul.Treerow</text:span></text:p>
      <text:h text:style-name="P77" text:outline-level="4">Supported Child Components</text:h>
      <text:p text:style-name="Text_20_body_20_indent_20_2"><text:a xlink:type="simple" xlink:href="#Treerow"><text:span text:style-name="Source_20_Text">Treecell</text:span></text:a></text:p>
      <text:h text:style-name="P77" text:outline-level="4">Supported Events</text:h>
      <text:p text:style-name="P218"><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8"><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7"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5"/>
      <text:h text:style-name="P77"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5" text:outline-level="4">Class Name</text:h>
      <text:p text:style-name="P55"><text:span text:style-name="T36">org.zkoss.zul.Vbox</text:span></text:p>
      <text:h text:style-name="P77" text:outline-level="4">Supported Child Components</text:h>
      <text:p text:style-name="P127">*ALL</text:p>
      <text:h text:style-name="P77" text:outline-level="4">Supported Events <text:s text:c="6"/></text:h>
      <text:p text:style-name="P128"><text:s text:c="8"/>*NONE</text:p>
      <text:h text:style-name="P97" text:outline-level="4">Properties</text:h>
      <text:p text:style-name="P125"><text:tab/><text:span text:style-name="T87">*NONE</text:span></text:p>
      <text:h text:style-name="P77" text:outline-level="4">Methods</text:h>
      <text:p text:style-name="P128"><text:s text:c="6"/>*NONE</text:p>
      <text:h text:style-name="P77"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h text:style-name="P74"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5" text:outline-level="4">Class Name</text:h>
      <text:p text:style-name="P55"><text:span text:style-name="T53">org.zkoss.zkex.zul.West</text:span></text:p>
      <text:h text:style-name="P77" text:outline-level="4">Supported Child Components</text:h>
      <text:p text:style-name="Text_20_body_20_indent_20_2">*NONE</text:p>
      <text:h text:style-name="P77"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7"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6"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8">org.zkoss.zkex.zul.LayoutRegion </text:span></text:a></text:p>
          </table:table-cell>
        </table:table-row>
        <table:table-row table:style-name="Table262.2">
          <table:table-cell table:style-name="Table262.A2" office:value-type="string">
            <text:p text:style-name="P88"><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21">A window is an owner of an ID space. Any component contained in a window, including itself, could be found by use of the getFellow method, if it is assigned with an identifier.</text:p>
        </text:list-item>
        <text:list-item>
          <text:p text:style-name="P221">A window could be overlapped, popup, and embedded.</text:p>
        </text:list-item>
        <text:list-item>
          <text:p text:style-name="P221">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5" text:outline-level="4">Class Name</text:h>
      <text:p text:style-name="P55"><text:span text:style-name="T30">org.zkoss.zul.Window</text:span></text:p>
      <text:h text:style-name="P77" text:outline-level="4">Supported Child Components</text:h>
      <text:p text:style-name="Text_20_body_20_indent_20_2">*ALL</text:p>
      <text:h text:style-name="P77"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8"><text:span text:style-name="T3">Event:</text:span><text:span text:style-name="T64"> <text:s/></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8"><text:span text:style-name="T3">Event: </text:span><text:a xlink:type="simple" xlink:href="#OpenEvent"><text:span text:style-name="T43">org.zkoss.zk.ui.event.OpenEvent</text:span></text:a></text:p>
            <text:p text:style-name="P78"><text:span text:style-name="T64">Denotes user has opened or closed a component.</text:span><text:span text:style-name="T38"> </text:span></text:p>
            <text:p text:style-name="P78"><text:span text:style-name="T46">Note:</text:span></text:p>
            <text:p text:style-name="P78"><text:span text:style-name="T64">Unlike </text:span><text:span text:style-name="T38">onClose</text:span><text:span text:style-name="T64">, this event is only a notification. The</text:span></text:p>
            <text:p text:style-name="P222">client sends this event after opening or closing the</text:p>
            <text:p text:style-name="P222">component.</text:p>
            <text:p text:style-name="P222">It is useful to implement load-on-demand by listening to</text:p>
            <text:p text:style-name="P78"><text:span text:style-name="T64">the </text:span><text:span text:style-name="T38">onOpen</text:span><text:span text:style-name="T64"> event, and creating components when the</text:span></text:p>
            <text:p text:style-name="P22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8"><text:span text:style-name="T3">Event:</text:span><text:span text:style-name="T64"> </text:span><text:a xlink:type="simple" xlink:href="#Event"><text:span text:style-name="T43">org.zkoss.ui.zk.ui.event.Event</text:span></text:a></text:p>
            <text:p text:style-name="P222">Denotes the close button is pressed by a user, and the</text:p>
            <text:p text:style-name="P22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8"><text:span text:style-name="T3">Event:</text:span><text:span text:style-name="Source_20_Text"> </text:span><text:a xlink:type="simple" xlink:href="#KeyEvent"><text:span text:style-name="Source_20_Text">org.zkoss.zk.ui.event.KeyEvent</text:span></text:a></text:p>
            <text:p text:style-name="P78"><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8"><text:span text:style-name="T3">Event: </text:span><text:a xlink:type="simple" xlink:href="#KeyEvent"><text:span text:style-name="Source_20_Text">org.zkoss.zk.ui.event.KeyEvent</text:span></text:a></text:p>
            <text:p text:style-name="P78">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8">border </text:span></text:p>
          </table:table-cell>
          <table:table-cell table:style-name="Table264.A2" office:value-type="string">
            <text:p text:style-name="P223">Sets the border </text:p>
            <text:p text:style-name="P141"><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8">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1"><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20"><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7"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4"/>
      <text:p text:style-name="P22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5" text:outline-level="4">Class Name</text:h>
      <text:p text:style-name="P225"><text:span text:style-name="T165">org.zkoss.zk.ui.event.CheckEvent</text:span></text:p>
      <text:h text:style-name="P77"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7"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6"/>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5" text:outline-level="4">Class Name</text:h>
      <text:p text:style-name="P225"><text:span text:style-name="T165">org.zkoss.zul.event.ColSizeEvent</text:span></text:p>
      <text:h text:style-name="P77"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7"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5" text:outline-level="4">Class Name</text:h>
      <text:p text:style-name="P225"><text:span text:style-name="T165">org.zkoss.zk.ui.event.CreateEvent</text:span></text:p>
      <text:h text:style-name="P77"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7"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5" text:outline-level="4">Class Name</text:h>
      <text:p text:style-name="P225"><text:span text:style-name="T165">org.zkoss.zk.ui.event.DropEvent</text:span></text:p>
      <text:h text:style-name="P77"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7"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5" text:outline-level="4">Class Name</text:h>
      <text:p text:style-name="P225"><text:span text:style-name="T165">org.zkoss.zk.ui.event.ErrorEvent</text:span></text:p>
      <text:h text:style-name="P77"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7"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5" text:outline-level="4">Class Name</text:h>
      <text:p text:style-name="P225"><text:span text:style-name="T165">org.zkoss.zk.ui.event.Event</text:span></text:p>
      <text:h text:style-name="P77"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7"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5" text:outline-level="4">Class Name</text:h>
      <text:p text:style-name="P225"><text:span text:style-name="T165">org.zkoss.zk.ui.event.InputEvent</text:span></text:p>
      <text:h text:style-name="P77"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7"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7"/>
      <text:p text:style-name="Text_20_body_20_indent_20_2">Represents a key pressed by the user. </text:p>
      <text:h text:style-name="P75" text:outline-level="4">Class Name</text:h>
      <text:p text:style-name="P225"><text:span text:style-name="T165">org.zkoss.zk.ui.event.KeyEvent</text:span></text:p>
      <text:h text:style-name="P77"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7"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5" text:outline-level="4">Class Name</text:h>
      <text:p text:style-name="P225"><text:span text:style-name="T165">org.zkoss.zk.ui.event.MouseEvent</text:span></text:p>
      <text:h text:style-name="P77"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7"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5" text:outline-level="4">Class Name</text:h>
      <text:p text:style-name="P225"><text:span text:style-name="T165">org.zkoss.zk.ui.event.MoveEvent</text:span></text:p>
      <text:h text:style-name="P77"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1"><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1"><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7"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5" text:outline-level="4">Class Name</text:h>
      <text:p text:style-name="P225"><text:span text:style-name="T165">org.zkoss.zk.ui.event.OpenEvent</text:span></text:p>
      <text:h text:style-name="P77"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7"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P7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5" text:outline-level="4">Class Name</text:h>
      <text:p text:style-name="P225"><text:span text:style-name="T165">org.zkoss.zk.event.PageSizeEvent</text:span></text:p>
      <text:h text:style-name="P77"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7"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5" text:outline-level="4">Class Name</text:h>
      <text:p text:style-name="P225"><text:span text:style-name="T165">org.zkoss.zk.ui.event.PagingEvent</text:span></text:p>
      <text:h text:style-name="P77"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7"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5" text:outline-level="4">Class Name</text:h>
      <text:p text:style-name="P225"><text:span text:style-name="T165">org.zkoss.zk.ui.event.ScrollEvent</text:span></text:p>
      <text:h text:style-name="P77"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7"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5" text:outline-level="4">Class Name</text:h>
      <text:p text:style-name="P225"><text:span text:style-name="T165">org.zkoss.zk.ui.event.SelectEvent</text:span></text:p>
      <text:h text:style-name="P77"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7"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5" text:outline-level="4">Class Name</text:h>
      <text:p text:style-name="P225"><text:span text:style-name="T165">org.zkoss.zk.ui.event.SelectionEvent</text:span></text:p>
      <text:h text:style-name="P77"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7"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5" text:outline-level="4">Class Name</text:h>
      <text:p text:style-name="P225"><text:span text:style-name="T165">org.zkoss.zk.ui.event.SizeEvent</text:span></text:p>
      <text:h text:style-name="P77"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8">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8">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8">Returns the width of the component after re-sized.</text:p>
          </table:table-cell>
          <table:table-cell table:style-name="Table298.C2" office:value-type="string">
            <text:p text:style-name="P57"><text:span text:style-name="Source_20_Text">int</text:span></text:p>
          </table:table-cell>
        </table:table-row>
      </table:table>
      <text:h text:style-name="P229"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30"/>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5" text:outline-level="4">Class Name</text:h>
      <text:p text:style-name="P225"><text:span text:style-name="T165">org.zkoss.zk.ui.event.UploadEvent</text:span></text:p>
      <text:h text:style-name="P77"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31"><text:span text:style-name="T60">getMedia()</text:span></text:p>
          </table:table-cell>
          <table:table-cell table:style-name="Table300.A2" office:value-type="string">
            <text:p text:style-name="P232">Returns the first media being uploaded, or null if no file is uploaded.</text:p>
          </table:table-cell>
          <table:table-cell table:style-name="Table300.C2" office:value-type="string">
            <text:p text:style-name="P233"><text:span text:style-name="T60">org.zkoss.util.media.Media</text:span></text:p>
          </table:table-cell>
        </table:table-row>
        <table:table-row>
          <table:table-cell table:style-name="Table300.A2" office:value-type="string">
            <text:p text:style-name="P231"><text:span text:style-name="T60">getMedias()</text:span></text:p>
          </table:table-cell>
          <table:table-cell table:style-name="Table300.A2" office:value-type="string">
            <text:p text:style-name="P232">Returns the array of media being uploaded, or null if the user uploaded no file at all.</text:p>
          </table:table-cell>
          <table:table-cell table:style-name="Table300.C2" office:value-type="string">
            <text:p text:style-name="P233"><text:span text:style-name="T60">org.zkoss.util.media.Media[]</text:span></text:p>
          </table:table-cell>
        </table:table-row>
      </table:table>
      <text:h text:style-name="P77"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5" text:outline-level="4">Class Name</text:h>
      <text:p text:style-name="P225"><text:span text:style-name="T165">org.zkoss.zk.ui.event.ZIndexEvent</text:span></text:p>
      <text:h text:style-name="P77"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7"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5" text:outline-level="4">Class Name</text:h>
      <text:p text:style-name="P225"><text:span text:style-name="T165">org.zkoss.zul.AbstractListModel</text:span></text:p>
      <text:h text:style-name="P7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4"><text:span text:style-name="Source_20_Text">RemoveListDataListener</text:span></text:p>
            <text:p text:style-name="P234"><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7"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5" text:outline-level="4">Interface Name</text:h>
      <text:p text:style-name="P225"><text:span text:style-name="T165">org.zkoss.zul.Constraint</text:span></text:p>
      <text:h text:style-name="P7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5"><text:span text:style-name="T36">validate(org.zkoss.zk.ui.Component comp, java.lang.Object </text:span></text:p>
            <text:p text:style-name="P235"><text:span text:style-name="T36">value)</text:span></text:p>
            <text:p text:style-name="P78"><text:span text:style-name="Source_20_Text"/></text:p>
          </table:table-cell>
          <table:table-cell table:style-name="Table306.A2" office:value-type="string">
            <text:p text:style-name="P236">Verifies whether the value is acceptable.</text:p>
          </table:table-cell>
          <table:table-cell table:style-name="Table306.C2" office:value-type="string">
            <text:p text:style-name="P57"><text:span text:style-name="Source_20_Text">void</text:span></text:p>
          </table:table-cell>
        </table:table-row>
      </table:table>
      <text:h text:style-name="P187"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5" text:outline-level="4">Interface Name</text:h>
      <text:p text:style-name="P225"><text:span text:style-name="T165">org.zkoss.zul.Constrainted</text:span></text:p>
      <text:h text:style-name="P7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5"><text:span text:style-name="T36">getConstraint()</text:span></text:p>
            <text:p text:style-name="P78"><text:span text:style-name="Source_20_Text"/></text:p>
          </table:table-cell>
          <table:table-cell table:style-name="Table307.A2" office:value-type="string">
            <text:p text:style-name="P236">Returns the constraint, or null if no constraint at all.</text:p>
          </table:table-cell>
          <table:table-cell table:style-name="Table307.C2" office:value-type="string">
            <text:p text:style-name="P237"><text:span text:style-name="T165">org.zkoss.zul.Constraint</text:span></text:p>
          </table:table-cell>
        </table:table-row>
        <table:table-row>
          <table:table-cell table:style-name="Table307.A2" office:value-type="string">
            <text:p text:style-name="P235"><text:span text:style-name="Source_20_Text">SetConstraint</text:span></text:p>
            <text:p text:style-name="P235"><text:span text:style-name="Source_20_Text">(Constraint constr)</text:span></text:p>
          </table:table-cell>
          <table:table-cell table:style-name="Table307.A2" office:value-type="string">
            <text:p text:style-name="P236">Sets the constraint.</text:p>
          </table:table-cell>
          <table:table-cell table:style-name="Table307.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8">&lt;fileupload onUpload="img.setContent(event.media)"/&gt;</text:p>
      <text:h text:style-name="P75" text:outline-level="4">Class Name</text:h>
      <text:p text:style-name="P225"><text:span text:style-name="T165">org.zkoss.zul.Fileupload</text:span></text:p>
      <text:h text:style-name="P7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9" text:outline-level="4"/>
      <text:p text:style-name="P240"/>
      <text:h text:style-name="P7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4"><text:span text:style-name="T60">get()</text:span></text:p>
            <text:p text:style-name="P78"><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8"><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8"><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8">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8">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7"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6">Listbox</text:span></text:a><text:span text:style-name="T2">.</text:span></text:p>
      <text:h text:style-name="P75" text:outline-level="4">Interface Name</text:h>
      <text:p text:style-name="P241"><text:span text:style-name="T165"><text:tab/> org.zkoss.zul.Listitem</text:span><text:span text:style-name="T167">Renderer</text:span></text:p>
      <text:p text:style-name="P242"><text:span text:style-name="T168"/></text:p>
      <text:h text:style-name="P7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5"><text:span text:style-name="T36">render(Listitem item, java.lang.Object data)</text:span></text:p>
            <text:p text:style-name="P78"><text:span text:style-name="Source_20_Text"/></text:p>
          </table:table-cell>
          <table:table-cell table:style-name="Table311.A2" office:value-type="string">
            <text:p text:style-name="P236">Renders the data to the specified list item.</text:p>
          </table:table-cell>
          <table:table-cell table:style-name="Table311.C2" office:value-type="string">
            <text:p text:style-name="P237"><text:span text:style-name="T165">void</text:span></text:p>
          </table:table-cell>
        </table:table-row>
      </table:table>
      <text:h text:style-name="P187"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5" text:outline-level="4">Interface Name</text:h>
      <text:p text:style-name="P225"><text:span text:style-name="T165">org.zkoss.zul.ListModel</text:span></text:p>
      <text:h text:style-name="P7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4"><text:span text:style-name="T60">AddListDataListener</text:span></text:p>
            <text:p text:style-name="P234"><text:span text:style-name="T60">(ListDataListener l)</text:span></text:p>
            <text:p text:style-name="P78"><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4"><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4"><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4"><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5" text:outline-level="4">Class Name</text:h>
      <text:p text:style-name="P225"><text:span text:style-name="T165">org.zkoss.zul.Messagebox</text:span></text:p>
      <text:h text:style-name="P7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7" text:outline-level="4">Methods</text:h>
      <text:p text:style-name="P243"/>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4"><text:span text:style-name="T60">Show(int messageCode, int titleCode, int button, java.lang.String icon)</text:span></text:p>
            <text:p text:style-name="P78"><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4"><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5"><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7" text:outline-level="4"/>
      <text:h text:style-name="Heading_20_3" text:outline-level="3"/>
      <text:h text:style-name="P74" text:outline-level="3"/>
      <text:h text:style-name="Heading_20_3" text:outline-level="3"><text:bookmark-start text:name="RendererCtrl"/>RendererCtrl<text:bookmark-end text:name="RendererCtrl"/></text:h>
      <text:p text:style-name="P244"><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4"><text:tab/>A typical use is to start a transaction and use it for rendering all items from the same request. </text:p>
      <text:h text:style-name="P75" text:outline-level="4">Interface Name</text:h>
      <text:p text:style-name="P241"><text:span text:style-name="T165"><text:tab/>org.zkoss.zul.</text:span><text:span text:style-name="T167">RendererCtrl</text:span></text:p>
      <text:h text:style-name="P7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5"><text:span text:style-name="T102">doCatch(java.lang.Throwable ex)</text:span></text:p>
            <text:p text:style-name="P245"><text:span text:style-name="T169"/></text:p>
          </table:table-cell>
          <table:table-cell table:style-name="Table315.A2" office:value-type="string">
            <text:p text:style-name="P85">Called if any exception occurs when rendering item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7"><text:span text:style-name="T165">void</text:span></text:p>
          </table:table-cell>
        </table:table-row>
        <table:table-row>
          <table:table-cell table:style-name="Table315.A2" office:value-type="string">
            <text:p text:style-name="P245"><text:span text:style-name="T169">doTry()</text:span></text:p>
          </table:table-cell>
          <table:table-cell table:style-name="Table315.A2" office:value-type="string">
            <text:p text:style-name="P85">Called before rendering any item.</text:p>
          </table:table-cell>
          <table:table-cell table:style-name="Table315.C2" office:value-type="string">
            <text:p text:style-name="P237"><text:span text:style-name="T165">void</text:span></text:p>
          </table:table-cell>
        </table:table-row>
      </table:table>
      <text:h text:style-name="P187" text:outline-level="4"/>
      <text:h text:style-name="Heading_20_3" text:outline-level="3"/>
      <text:h text:style-name="P74" text:outline-level="3"/>
      <text:h text:style-name="Heading_20_3" text:outline-level="3"><text:bookmark-start text:name="SimpleConstraint"/>SimpleConstraint<text:bookmark-end text:name="SimpleConstraint"/></text:h>
      <text:p text:style-name="P244"><text:tab/>A simple constraint that you could build based the predefined constants.</text:p>
      <text:h text:style-name="P75" text:outline-level="4">Interface Name</text:h>
      <text:p text:style-name="P241"><text:span text:style-name="T165"><text:tab/> org.zkoss.zul.SimpleConstraint</text:span></text:p>
      <text:h text:style-name="P7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5"><text:span text:style-name="T36">getClientValidation()</text:span></text:p>
            <text:p text:style-name="P78"/>
          </table:table-cell>
          <table:table-cell table:style-name="Table316.A2" office:value-type="string">
            <text:p text:style-name="P236">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5"><text:span text:style-name="T36">getErrorMessage(org.zkoss.zk.ui.Component comp)</text:span></text:p>
          </table:table-cell>
          <table:table-cell table:style-name="Table358.A2" office:value-type="string">
            <text:p text:style-name="P236">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5"><text:span text:style-name="Source_20_Text">getInstance(java.lang.String flags)</text:span></text:p>
          </table:table-cell>
          <table:table-cell table:style-name="Table358.A2" office:value-type="string">
            <text:p text:style-name="P236">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5"><text:span text:style-name="Source_20_Text">isClientComplete()</text:span></text:p>
          </table:table-cell>
          <table:table-cell table:style-name="Table358.A2" office:value-type="string">
            <text:p text:style-name="P236">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5"><text:span text:style-name="Source_20_Text">validate(org.zkoss.zk.ui.Component comp, java.lang.Object value)</text:span></text:p>
          </table:table-cell>
          <table:table-cell table:style-name="Table358.A2" office:value-type="string">
            <text:p text:style-name="P236">Verifies whether the value is acceptable.</text:p>
          </table:table-cell>
          <table:table-cell table:style-name="Table358.C2" office:value-type="string">
            <text:p text:style-name="P57"><text:span text:style-name="Source_20_Text">void</text:span></text:p>
          </table:table-cell>
        </table:table-row>
      </table:table>
      <text:h text:style-name="P187" text:outline-level="4"/>
      <text:h text:style-name="Heading_20_3" text:outline-level="3"/>
      <text:h text:style-name="P7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5"><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4"><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4"><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6"><text:span text:style-name="Source_20_Text">sort(java.util.Comparator cmpr, boolean ascending)</text:span></text:p>
          </table:table-cell>
          <table:table-cell table:style-name="Table317.A2" office:value-type="string">
            <text:p text:style-name="P236">Sorts the data.</text:p>
          </table:table-cell>
          <table:table-cell table:style-name="Table317.C2" office:value-type="string">
            <text:p text:style-name="P57"><text:span text:style-name="Source_20_Text">void</text:span></text:p>
          </table:table-cell>
        </table:table-row>
      </table:table>
      <text:h text:style-name="P77"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7"><text:s text:c="10"/></text:p>
      <text:h text:style-name="Heading_20_1" text:outline-level="1">5. The XHTML Components</text:h>
      <text:h text:style-name="P248" text:outline-level="2">Overview</text:h>
      <text:list text:style-name="L10">
        <text:list-item>
          <text:p text:style-name="P249">All XHTML components are packed in the <text:span text:style-name="T6">org.zkoss.zhtml</text:span> package.</text:p>
        </text:list-item>
        <text:list-item>
          <text:p text:style-name="P249">The XML name space is <text:span text:style-name="T6">http://www.w3.org/1999/xhtml</text:span></text:p>
        </text:list-item>
        <text:list-item>
          <text:p text:style-name="P249">The extensions include <text:span text:style-name="T6">htm</text:span>, <text:span text:style-name="T6">html</text:span>, <text:span text:style-name="T6">xhtml</text:span> and <text:span text:style-name="T6">zhtml</text:span><text:span text:style-name="T9">.</text:span></text:p>
        </text:list-item>
        <text:list-item>
          <text:p text:style-name="P25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51">By implementing the <text:span text:style-name="T6">org.zkoss.zk.ui.ext.RawId</text:span> interface, the universal identifier (<text:span text:style-name="T6">getUuid</text:span>) is the same as the identifier (getId).</text:p>
        </text:list-item>
        <text:list-item>
          <text:p text:style-name="P25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3">com<text:span text:style-name="T2">press</text:span></text:p>
          </table:table-cell>
          <table:table-cell table:style-name="Table1.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3">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3">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4">The syntax of the value is</text:p>
            <text:p text:style-name="Code">/prefix=class</text:p>
            <text:p text:style-name="P134">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3">com<text:span text:style-name="T2">press</text:span></text:p>
          </table:table-cell>
          <table:table-cell table:style-name="Table2.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3">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3">com<text:span text:style-name="T2">press</text:span></text:p>
          </table:table-cell>
          <table:table-cell table:style-name="Table4.B2" office:value-type="string">
            <text:p text:style-name="P25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7">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8">Each JAR could specify a <text:span text:style-name="T6">lang-addon.xml</text:span> file (under the <text:span text:style-name="T6">metainfo/zk</text:span> directory), so you could specify style sheets there if you have more than one style sheets.</text:p>
        </text:list-item>
        <text:list-item>
          <text:p text:style-name="P25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9">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6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18T14:53:59</dc:date>
    <meta:printed-by>Tom Yeh</meta:printed-by>
    <meta:print-date>2005-12-05T14:19:55</meta:print-date>
    <meta:keyword>ZK ZUL ZHTML</meta:keyword>
    <dc:language>en-US</dc:language>
    <meta:editing-cycles>3371</meta:editing-cycles>
    <meta:editing-duration>P11DT11H27M22S</meta:editing-duration>
    <meta:user-defined meta:name="Info 1"/>
    <meta:user-defined meta:name="Info 2"/>
    <meta:user-defined meta:name="Info 3"/>
    <meta:user-defined meta:name="Info 4"/>
    <meta:document-statistic meta:table-count="366" meta:image-count="88" meta:object-count="0" meta:page-count="339" meta:paragraph-count="8918" meta:word-count="40123" meta:character-count="285687"/>
  </office:meta>
</office:document-meta>
</file>